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4583in"/>
    </style:style>
    <style:style style:name="co4" style:family="table-column">
      <style:table-column-properties fo:break-before="auto" style:column-width="1.431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f_score</text:p>
          </table:table-cell>
          <table:table-cell office:value-type="string" calcext:value-type="string">
            <text:p>off_score</text:p>
          </table:table-cell>
          <table:table-cell office:value-type="string" calcext:value-type="string">
            <text:p>quotient_total</text:p>
          </table:table-cell>
          <table:table-cell office:value-type="string" calcext:value-type="string">
            <text:p>difference_total</text:p>
          </table:table-cell>
        </table:table-row>
        <table:table-row table:style-name="ro1">
          <table:table-cell office:value-type="string" calcext:value-type="string">
            <text:p>fire/ghost</text:p>
          </table:table-cell>
          <table:table-cell office:value-type="float" office:value="5696.90036195895" calcext:value-type="float">
            <text:p>5696.90036195895</text:p>
          </table:table-cell>
          <table:table-cell office:value-type="float" office:value="8141.28639796783" calcext:value-type="float">
            <text:p>8141.28639796783</text:p>
          </table:table-cell>
          <table:table-cell table:formula="of:=[.C2]/[.B2]" office:value-type="float" office:value="1.4290729836757" calcext:value-type="float">
            <text:p>1.4290729836757</text:p>
          </table:table-cell>
          <table:table-cell table:formula="of:=[.C2]-[.B2]" office:value-type="float" office:value="2444.38603600888" calcext:value-type="float">
            <text:p>2444.38603600888</text:p>
          </table:table-cell>
        </table:table-row>
        <table:table-row table:style-name="ro1">
          <table:table-cell office:value-type="string" calcext:value-type="string">
            <text:p>electric/ghost</text:p>
          </table:table-cell>
          <table:table-cell office:value-type="float" office:value="5696.90036195895" calcext:value-type="float">
            <text:p>5696.90036195895</text:p>
          </table:table-cell>
          <table:table-cell office:value-type="float" office:value="8065.20602006666" calcext:value-type="float">
            <text:p>8065.20602006666</text:p>
          </table:table-cell>
          <table:table-cell table:formula="of:=[.C3]/[.B3]" office:value-type="float" office:value="1.41571828672344" calcext:value-type="float">
            <text:p>1.41571828672344</text:p>
          </table:table-cell>
          <table:table-cell table:formula="of:=[.C3]-[.B3]" office:value-type="float" office:value="2368.30565810771" calcext:value-type="float">
            <text:p>2368.30565810771</text:p>
          </table:table-cell>
        </table:table-row>
        <table:table-row table:style-name="ro1">
          <table:table-cell office:value-type="string" calcext:value-type="string">
            <text:p>fighting/ghost</text:p>
          </table:table-cell>
          <table:table-cell office:value-type="float" office:value="5696.90036195895" calcext:value-type="float">
            <text:p>5696.90036195895</text:p>
          </table:table-cell>
          <table:table-cell office:value-type="float" office:value="7874.23333530917" calcext:value-type="float">
            <text:p>7874.23333530917</text:p>
          </table:table-cell>
          <table:table-cell table:formula="of:=[.C4]/[.B4]" office:value-type="float" office:value="1.3821960776933" calcext:value-type="float">
            <text:p>1.3821960776933</text:p>
          </table:table-cell>
          <table:table-cell table:formula="of:=[.C4]-[.B4]" office:value-type="float" office:value="2177.33297335023" calcext:value-type="float">
            <text:p>2177.33297335023</text:p>
          </table:table-cell>
        </table:table-row>
        <table:table-row table:style-name="ro1">
          <table:table-cell office:value-type="string" calcext:value-type="string">
            <text:p>electric/fire</text:p>
          </table:table-cell>
          <table:table-cell office:value-type="float" office:value="6341.76927152739" calcext:value-type="float">
            <text:p>6341.76927152739</text:p>
          </table:table-cell>
          <table:table-cell office:value-type="float" office:value="8507.60167521931" calcext:value-type="float">
            <text:p>8507.60167521931</text:p>
          </table:table-cell>
          <table:table-cell table:formula="of:=[.C5]/[.B5]" office:value-type="float" office:value="1.34151863793214" calcext:value-type="float">
            <text:p>1.34151863793214</text:p>
          </table:table-cell>
          <table:table-cell table:formula="of:=[.C5]-[.B5]" office:value-type="float" office:value="2165.83240369191" calcext:value-type="float">
            <text:p>2165.83240369191</text:p>
          </table:table-cell>
        </table:table-row>
        <table:table-row table:style-name="ro1">
          <table:table-cell office:value-type="string" calcext:value-type="string">
            <text:p>dragon/electric</text:p>
          </table:table-cell>
          <table:table-cell office:value-type="float" office:value="5658.83162778663" calcext:value-type="float">
            <text:p>5658.83162778663</text:p>
          </table:table-cell>
          <table:table-cell office:value-type="float" office:value="7813.4551999244" calcext:value-type="float">
            <text:p>7813.4551999244</text:p>
          </table:table-cell>
          <table:table-cell table:formula="of:=[.C6]/[.B6]" office:value-type="float" office:value="1.38075414040557" calcext:value-type="float">
            <text:p>1.38075414040557</text:p>
          </table:table-cell>
          <table:table-cell table:formula="of:=[.C6]-[.B6]" office:value-type="float" office:value="2154.62357213777" calcext:value-type="float">
            <text:p>2154.62357213777</text:p>
          </table:table-cell>
        </table:table-row>
        <table:table-row table:style-name="ro1">
          <table:table-cell office:value-type="string" calcext:value-type="string">
            <text:p>dark/electric</text:p>
          </table:table-cell>
          <table:table-cell office:value-type="float" office:value="5658.83162778663" calcext:value-type="float">
            <text:p>5658.83162778663</text:p>
          </table:table-cell>
          <table:table-cell office:value-type="float" office:value="7668.27147016811" calcext:value-type="float">
            <text:p>7668.27147016811</text:p>
          </table:table-cell>
          <table:table-cell table:formula="of:=[.C7]/[.B7]" office:value-type="float" office:value="1.35509800866216" calcext:value-type="float">
            <text:p>1.35509800866216</text:p>
          </table:table-cell>
          <table:table-cell table:formula="of:=[.C7]-[.B7]" office:value-type="float" office:value="2009.43984238148" calcext:value-type="float">
            <text:p>2009.43984238148</text:p>
          </table:table-cell>
        </table:table-row>
        <table:table-row table:style-name="ro1">
          <table:table-cell office:value-type="string" calcext:value-type="string">
            <text:p>electric/steel</text:p>
          </table:table-cell>
          <table:table-cell office:value-type="float" office:value="5719.09908234549" calcext:value-type="float">
            <text:p>5719.09908234549</text:p>
          </table:table-cell>
          <table:table-cell office:value-type="float" office:value="7722.43132753751" calcext:value-type="float">
            <text:p>7722.43132753751</text:p>
          </table:table-cell>
          <table:table-cell table:formula="of:=[.C8]/[.B8]" office:value-type="float" office:value="1.35028808145258" calcext:value-type="float">
            <text:p>1.35028808145258</text:p>
          </table:table-cell>
          <table:table-cell table:formula="of:=[.C8]-[.B8]" office:value-type="float" office:value="2003.33224519202" calcext:value-type="float">
            <text:p>2003.33224519202</text:p>
          </table:table-cell>
        </table:table-row>
        <table:table-row table:style-name="ro1">
          <table:table-cell office:value-type="string" calcext:value-type="string">
            <text:p>ghost/steel</text:p>
          </table:table-cell>
          <table:table-cell office:value-type="float" office:value="5719.09908234549" calcext:value-type="float">
            <text:p>5719.09908234549</text:p>
          </table:table-cell>
          <table:table-cell office:value-type="float" office:value="7699.84945158996" calcext:value-type="float">
            <text:p>7699.84945158996</text:p>
          </table:table-cell>
          <table:table-cell table:formula="of:=[.C9]/[.B9]" office:value-type="float" office:value="1.34633957914087" calcext:value-type="float">
            <text:p>1.34633957914087</text:p>
          </table:table-cell>
          <table:table-cell table:formula="of:=[.C9]-[.B9]" office:value-type="float" office:value="1980.75036924447" calcext:value-type="float">
            <text:p>1980.75036924447</text:p>
          </table:table-cell>
        </table:table-row>
        <table:table-row table:style-name="ro1">
          <table:table-cell office:value-type="string" calcext:value-type="string">
            <text:p>bug/electric</text:p>
          </table:table-cell>
          <table:table-cell office:value-type="float" office:value="5658.83162778663" calcext:value-type="float">
            <text:p>5658.83162778663</text:p>
          </table:table-cell>
          <table:table-cell office:value-type="float" office:value="7576.38825274368" calcext:value-type="float">
            <text:p>7576.38825274368</text:p>
          </table:table-cell>
          <table:table-cell table:formula="of:=[.C10]/[.B10]" office:value-type="float" office:value="1.3388608728949" calcext:value-type="float">
            <text:p>1.3388608728949</text:p>
          </table:table-cell>
          <table:table-cell table:formula="of:=[.C10]-[.B10]" office:value-type="float" office:value="1917.55662495704" calcext:value-type="float">
            <text:p>1917.55662495704</text:p>
          </table:table-cell>
        </table:table-row>
        <table:table-row table:style-name="ro1">
          <table:table-cell office:value-type="string" calcext:value-type="string">
            <text:p>fairy/ghost</text:p>
          </table:table-cell>
          <table:table-cell office:value-type="float" office:value="5696.90036195895" calcext:value-type="float">
            <text:p>5696.90036195895</text:p>
          </table:table-cell>
          <table:table-cell office:value-type="float" office:value="7607.01498506284" calcext:value-type="float">
            <text:p>7607.01498506284</text:p>
          </table:table-cell>
          <table:table-cell table:formula="of:=[.C11]/[.B11]" office:value-type="float" office:value="1.33529015811101" calcext:value-type="float">
            <text:p>1.33529015811101</text:p>
          </table:table-cell>
          <table:table-cell table:formula="of:=[.C11]-[.B11]" office:value-type="float" office:value="1910.1146231039" calcext:value-type="float">
            <text:p>1910.1146231039</text:p>
          </table:table-cell>
        </table:table-row>
        <table:table-row table:style-name="ro1">
          <table:table-cell office:value-type="string" calcext:value-type="string">
            <text:p>dragon/ghost</text:p>
          </table:table-cell>
          <table:table-cell office:value-type="float" office:value="5696.90036195895" calcext:value-type="float">
            <text:p>5696.90036195895</text:p>
          </table:table-cell>
          <table:table-cell office:value-type="float" office:value="7584.57088517361" calcext:value-type="float">
            <text:p>7584.57088517361</text:p>
          </table:table-cell>
          <table:table-cell table:formula="of:=[.C12]/[.B12]" office:value-type="float" office:value="1.3313504543312" calcext:value-type="float">
            <text:p>1.3313504543312</text:p>
          </table:table-cell>
          <table:table-cell table:formula="of:=[.C12]-[.B12]" office:value-type="float" office:value="1887.67052321466" calcext:value-type="float">
            <text:p>1887.67052321466</text:p>
          </table:table-cell>
        </table:table-row>
        <table:table-row table:style-name="ro1">
          <table:table-cell office:value-type="string" calcext:value-type="string">
            <text:p>psychict/steel</text:p>
          </table:table-cell>
          <table:table-cell office:value-type="float" office:value="5719.09908234549" calcext:value-type="float">
            <text:p>5719.09908234549</text:p>
          </table:table-cell>
          <table:table-cell office:value-type="float" office:value="7606.37500784813" calcext:value-type="float">
            <text:p>7606.37500784813</text:p>
          </table:table-cell>
          <table:table-cell table:formula="of:=[.C13]/[.B13]" office:value-type="float" office:value="1.32999531890058" calcext:value-type="float">
            <text:p>1.32999531890058</text:p>
          </table:table-cell>
          <table:table-cell table:formula="of:=[.C13]-[.B13]" office:value-type="float" office:value="1887.27592550264" calcext:value-type="float">
            <text:p>1887.27592550264</text:p>
          </table:table-cell>
        </table:table-row>
        <table:table-row table:style-name="ro1">
          <table:table-cell office:value-type="string" calcext:value-type="string">
            <text:p>electric/fairy</text:p>
          </table:table-cell>
          <table:table-cell office:value-type="float" office:value="5884.03727132628" calcext:value-type="float">
            <text:p>5884.03727132628</text:p>
          </table:table-cell>
          <table:table-cell office:value-type="float" office:value="7716.65923564483" calcext:value-type="float">
            <text:p>7716.65923564483</text:p>
          </table:table-cell>
          <table:table-cell table:formula="of:=[.C14]/[.B14]" office:value-type="float" office:value="1.31145655267161" calcext:value-type="float">
            <text:p>1.31145655267161</text:p>
          </table:table-cell>
          <table:table-cell table:formula="of:=[.C14]-[.B14]" office:value-type="float" office:value="1832.62196431856" calcext:value-type="float">
            <text:p>1832.62196431856</text:p>
          </table:table-cell>
        </table:table-row>
        <table:table-row table:style-name="ro1">
          <table:table-cell office:value-type="string" calcext:value-type="string">
            <text:p>fire/steel</text:p>
          </table:table-cell>
          <table:table-cell office:value-type="float" office:value="5719.09908234549" calcext:value-type="float">
            <text:p>5719.09908234549</text:p>
          </table:table-cell>
          <table:table-cell office:value-type="float" office:value="7526.51856419701" calcext:value-type="float">
            <text:p>7526.51856419701</text:p>
          </table:table-cell>
          <table:table-cell table:formula="of:=[.C15]/[.B15]" office:value-type="float" office:value="1.3160322029445" calcext:value-type="float">
            <text:p>1.3160322029445</text:p>
          </table:table-cell>
          <table:table-cell table:formula="of:=[.C15]-[.B15]" office:value-type="float" office:value="1807.41948185152" calcext:value-type="float">
            <text:p>1807.41948185152</text:p>
          </table:table-cell>
        </table:table-row>
        <table:table-row table:style-name="ro1">
          <table:table-cell office:value-type="string" calcext:value-type="string">
            <text:p>electric/poison</text:p>
          </table:table-cell>
          <table:table-cell office:value-type="float" office:value="5410.7831467053" calcext:value-type="float">
            <text:p>5410.7831467053</text:p>
          </table:table-cell>
          <table:table-cell office:value-type="float" office:value="7180.00549786091" calcext:value-type="float">
            <text:p>7180.00549786091</text:p>
          </table:table-cell>
          <table:table-cell table:formula="of:=[.C16]/[.B16]" office:value-type="float" office:value="1.32698082757815" calcext:value-type="float">
            <text:p>1.32698082757815</text:p>
          </table:table-cell>
          <table:table-cell table:formula="of:=[.C16]-[.B16]" office:value-type="float" office:value="1769.22235115562" calcext:value-type="float">
            <text:p>1769.22235115562</text:p>
          </table:table-cell>
        </table:table-row>
        <table:table-row table:style-name="ro1">
          <table:table-cell office:value-type="string" calcext:value-type="string">
            <text:p>flying/ghost</text:p>
          </table:table-cell>
          <table:table-cell office:value-type="float" office:value="5696.90036195895" calcext:value-type="float">
            <text:p>5696.90036195895</text:p>
          </table:table-cell>
          <table:table-cell office:value-type="float" office:value="7453.16846624877" calcext:value-type="float">
            <text:p>7453.16846624877</text:p>
          </table:table-cell>
          <table:table-cell table:formula="of:=[.C17]/[.B17]" office:value-type="float" office:value="1.30828485539563" calcext:value-type="float">
            <text:p>1.30828485539563</text:p>
          </table:table-cell>
          <table:table-cell table:formula="of:=[.C17]-[.B17]" office:value-type="float" office:value="1756.26810428982" calcext:value-type="float">
            <text:p>1756.26810428982</text:p>
          </table:table-cell>
        </table:table-row>
        <table:table-row table:style-name="ro1">
          <table:table-cell office:value-type="string" calcext:value-type="string">
            <text:p>fire/poison</text:p>
          </table:table-cell>
          <table:table-cell office:value-type="float" office:value="5410.7831467053" calcext:value-type="float">
            <text:p>5410.7831467053</text:p>
          </table:table-cell>
          <table:table-cell office:value-type="float" office:value="7144.79059175204" calcext:value-type="float">
            <text:p>7144.79059175204</text:p>
          </table:table-cell>
          <table:table-cell table:formula="of:=[.C18]/[.B18]" office:value-type="float" office:value="1.32047254492219" calcext:value-type="float">
            <text:p>1.32047254492219</text:p>
          </table:table-cell>
          <table:table-cell table:formula="of:=[.C18]-[.B18]" office:value-type="float" office:value="1734.00744504674" calcext:value-type="float">
            <text:p>1734.00744504674</text:p>
          </table:table-cell>
        </table:table-row>
        <table:table-row table:style-name="ro1">
          <table:table-cell office:value-type="string" calcext:value-type="string">
            <text:p>electric/fighting</text:p>
          </table:table-cell>
          <table:table-cell office:value-type="float" office:value="6305.64255046463" calcext:value-type="float">
            <text:p>6305.64255046463</text:p>
          </table:table-cell>
          <table:table-cell office:value-type="float" office:value="8025.39297151608" calcext:value-type="float">
            <text:p>8025.39297151608</text:p>
          </table:table-cell>
          <table:table-cell table:formula="of:=[.C19]/[.B19]" office:value-type="float" office:value="1.27273198683372" calcext:value-type="float">
            <text:p>1.27273198683372</text:p>
          </table:table-cell>
          <table:table-cell table:formula="of:=[.C19]-[.B19]" office:value-type="float" office:value="1719.75042105145" calcext:value-type="float">
            <text:p>1719.75042105145</text:p>
          </table:table-cell>
        </table:table-row>
        <table:table-row table:style-name="ro1">
          <table:table-cell office:value-type="string" calcext:value-type="string">
            <text:p>ghost/poison</text:p>
          </table:table-cell>
          <table:table-cell office:value-type="float" office:value="5410.7831467053" calcext:value-type="float">
            <text:p>5410.7831467053</text:p>
          </table:table-cell>
          <table:table-cell office:value-type="float" office:value="7108.03466037018" calcext:value-type="float">
            <text:p>7108.03466037018</text:p>
          </table:table-cell>
          <table:table-cell table:formula="of:=[.C20]/[.B20]" office:value-type="float" office:value="1.31367945593946" calcext:value-type="float">
            <text:p>1.31367945593946</text:p>
          </table:table-cell>
          <table:table-cell table:formula="of:=[.C20]-[.B20]" office:value-type="float" office:value="1697.25151366489" calcext:value-type="float">
            <text:p>1697.25151366489</text:p>
          </table:table-cell>
        </table:table-row>
        <table:table-row table:style-name="ro1">
          <table:table-cell office:value-type="string" calcext:value-type="string">
            <text:p>dragon/fire</text:p>
          </table:table-cell>
          <table:table-cell office:value-type="float" office:value="6341.76927152739" calcext:value-type="float">
            <text:p>6341.76927152739</text:p>
          </table:table-cell>
          <table:table-cell office:value-type="float" office:value="7980.53650476435" calcext:value-type="float">
            <text:p>7980.53650476435</text:p>
          </table:table-cell>
          <table:table-cell table:formula="of:=[.C21]/[.B21]" office:value-type="float" office:value="1.258408523406" calcext:value-type="float">
            <text:p>1.258408523406</text:p>
          </table:table-cell>
          <table:table-cell table:formula="of:=[.C21]-[.B21]" office:value-type="float" office:value="1638.76723323695" calcext:value-type="float">
            <text:p>1638.76723323695</text:p>
          </table:table-cell>
        </table:table-row>
        <table:table-row table:style-name="ro1">
          <table:table-cell office:value-type="string" calcext:value-type="string">
            <text:p>fairy/fire</text:p>
          </table:table-cell>
          <table:table-cell office:value-type="float" office:value="6341.76927152739" calcext:value-type="float">
            <text:p>6341.76927152739</text:p>
          </table:table-cell>
          <table:table-cell office:value-type="float" office:value="7942.74777362157" calcext:value-type="float">
            <text:p>7942.74777362157</text:p>
          </table:table-cell>
          <table:table-cell table:formula="of:=[.C22]/[.B22]" office:value-type="float" office:value="1.25244981858329" calcext:value-type="float">
            <text:p>1.25244981858329</text:p>
          </table:table-cell>
          <table:table-cell table:formula="of:=[.C22]-[.B22]" office:value-type="float" office:value="1600.97850209417" calcext:value-type="float">
            <text:p>1600.97850209417</text:p>
          </table:table-cell>
        </table:table-row>
        <table:table-row table:style-name="ro1">
          <table:table-cell office:value-type="string" calcext:value-type="string">
            <text:p>fire/water</text:p>
          </table:table-cell>
          <table:table-cell office:value-type="float" office:value="6104.11088495881" calcext:value-type="float">
            <text:p>6104.11088495881</text:p>
          </table:table-cell>
          <table:table-cell office:value-type="float" office:value="7688.81284285339" calcext:value-type="float">
            <text:p>7688.81284285339</text:p>
          </table:table-cell>
          <table:table-cell table:formula="of:=[.C23]/[.B23]" office:value-type="float" office:value="1.25961224947592" calcext:value-type="float">
            <text:p>1.25961224947592</text:p>
          </table:table-cell>
          <table:table-cell table:formula="of:=[.C23]-[.B23]" office:value-type="float" office:value="1584.70195789458" calcext:value-type="float">
            <text:p>1584.70195789458</text:p>
          </table:table-cell>
        </table:table-row>
        <table:table-row table:style-name="ro1">
          <table:table-cell office:value-type="string" calcext:value-type="string">
            <text:p>fighting/fire</text:p>
          </table:table-cell>
          <table:table-cell office:value-type="float" office:value="6341.76927152739" calcext:value-type="float">
            <text:p>6341.76927152739</text:p>
          </table:table-cell>
          <table:table-cell office:value-type="float" office:value="7907.22782446989" calcext:value-type="float">
            <text:p>7907.22782446989</text:p>
          </table:table-cell>
          <table:table-cell table:formula="of:=[.C24]/[.B24]" office:value-type="float" office:value="1.24684886597356" calcext:value-type="float">
            <text:p>1.24684886597356</text:p>
          </table:table-cell>
          <table:table-cell table:formula="of:=[.C24]-[.B24]" office:value-type="float" office:value="1565.4585529425" calcext:value-type="float">
            <text:p>1565.4585529425</text:p>
          </table:table-cell>
        </table:table-row>
        <table:table-row table:style-name="ro1">
          <table:table-cell office:value-type="string" calcext:value-type="string">
            <text:p>ghost/water</text:p>
          </table:table-cell>
          <table:table-cell office:value-type="float" office:value="6104.11088495881" calcext:value-type="float">
            <text:p>6104.11088495881</text:p>
          </table:table-cell>
          <table:table-cell office:value-type="float" office:value="7669.04554675885" calcext:value-type="float">
            <text:p>7669.04554675885</text:p>
          </table:table-cell>
          <table:table-cell table:formula="of:=[.C25]/[.B25]" office:value-type="float" office:value="1.25637389151239" calcext:value-type="float">
            <text:p>1.25637389151239</text:p>
          </table:table-cell>
          <table:table-cell table:formula="of:=[.C25]-[.B25]" office:value-type="float" office:value="1564.93466180004" calcext:value-type="float">
            <text:p>1564.93466180004</text:p>
          </table:table-cell>
        </table:table-row>
        <table:table-row table:style-name="ro1">
          <table:table-cell office:value-type="string" calcext:value-type="string">
            <text:p>bug/ghost</text:p>
          </table:table-cell>
          <table:table-cell office:value-type="float" office:value="5696.90036195895" calcext:value-type="float">
            <text:p>5696.90036195895</text:p>
          </table:table-cell>
          <table:table-cell office:value-type="float" office:value="7261.57914418137" calcext:value-type="float">
            <text:p>7261.57914418137</text:p>
          </table:table-cell>
          <table:table-cell table:formula="of:=[.C26]/[.B26]" office:value-type="float" office:value="1.27465440552034" calcext:value-type="float">
            <text:p>1.27465440552034</text:p>
          </table:table-cell>
          <table:table-cell table:formula="of:=[.C26]-[.B26]" office:value-type="float" office:value="1564.67878222243" calcext:value-type="float">
            <text:p>1564.67878222243</text:p>
          </table:table-cell>
        </table:table-row>
        <table:table-row table:style-name="ro1">
          <table:table-cell office:value-type="string" calcext:value-type="string">
            <text:p>fire/psychict</text:p>
          </table:table-cell>
          <table:table-cell office:value-type="float" office:value="6540.40619409203" calcext:value-type="float">
            <text:p>6540.40619409203</text:p>
          </table:table-cell>
          <table:table-cell office:value-type="float" office:value="8104.11713045002" calcext:value-type="float">
            <text:p>8104.11713045002</text:p>
          </table:table-cell>
          <table:table-cell table:formula="of:=[.C27]/[.B27]" office:value-type="float" office:value="1.23908468219764" calcext:value-type="float">
            <text:p>1.23908468219764</text:p>
          </table:table-cell>
          <table:table-cell table:formula="of:=[.C27]-[.B27]" office:value-type="float" office:value="1563.71093635799" calcext:value-type="float">
            <text:p>1563.71093635799</text:p>
          </table:table-cell>
        </table:table-row>
        <table:table-row table:style-name="ro1">
          <table:table-cell office:value-type="string" calcext:value-type="string">
            <text:p>dark/ghost</text:p>
          </table:table-cell>
          <table:table-cell office:value-type="float" office:value="5696.90036195895" calcext:value-type="float">
            <text:p>5696.90036195895</text:p>
          </table:table-cell>
          <table:table-cell office:value-type="float" office:value="7258.62936503357" calcext:value-type="float">
            <text:p>7258.62936503357</text:p>
          </table:table-cell>
          <table:table-cell table:formula="of:=[.C28]/[.B28]" office:value-type="float" office:value="1.27413661883628" calcext:value-type="float">
            <text:p>1.27413661883628</text:p>
          </table:table-cell>
          <table:table-cell table:formula="of:=[.C28]-[.B28]" office:value-type="float" office:value="1561.72900307463" calcext:value-type="float">
            <text:p>1561.72900307463</text:p>
          </table:table-cell>
        </table:table-row>
        <table:table-row table:style-name="ro1">
          <table:table-cell office:value-type="string" calcext:value-type="string">
            <text:p>electric/psychict</text:p>
          </table:table-cell>
          <table:table-cell office:value-type="float" office:value="6540.40619409203" calcext:value-type="float">
            <text:p>6540.40619409203</text:p>
          </table:table-cell>
          <table:table-cell office:value-type="float" office:value="8089.91130474682" calcext:value-type="float">
            <text:p>8089.91130474682</text:p>
          </table:table-cell>
          <table:table-cell table:formula="of:=[.C29]/[.B29]" office:value-type="float" office:value="1.23691267249647" calcext:value-type="float">
            <text:p>1.23691267249647</text:p>
          </table:table-cell>
          <table:table-cell table:formula="of:=[.C29]-[.B29]" office:value-type="float" office:value="1549.50511065479" calcext:value-type="float">
            <text:p>1549.50511065479</text:p>
          </table:table-cell>
        </table:table-row>
        <table:table-row table:style-name="ro1">
          <table:table-cell office:value-type="string" calcext:value-type="string">
            <text:p>electric/water</text:p>
          </table:table-cell>
          <table:table-cell office:value-type="float" office:value="6104.11088495881" calcext:value-type="float">
            <text:p>6104.11088495881</text:p>
          </table:table-cell>
          <table:table-cell office:value-type="float" office:value="7650.86092728458" calcext:value-type="float">
            <text:p>7650.86092728458</text:p>
          </table:table-cell>
          <table:table-cell table:formula="of:=[.C30]/[.B30]" office:value-type="float" office:value="1.25339481399939" calcext:value-type="float">
            <text:p>1.25339481399939</text:p>
          </table:table-cell>
          <table:table-cell table:formula="of:=[.C30]-[.B30]" office:value-type="float" office:value="1546.75004232577" calcext:value-type="float">
            <text:p>1546.75004232577</text:p>
          </table:table-cell>
        </table:table-row>
        <table:table-row table:style-name="ro1">
          <table:table-cell office:value-type="string" calcext:value-type="string">
            <text:p>psychict/water</text:p>
          </table:table-cell>
          <table:table-cell office:value-type="float" office:value="6104.11088495881" calcext:value-type="float">
            <text:p>6104.11088495881</text:p>
          </table:table-cell>
          <table:table-cell office:value-type="float" office:value="7637.27063815765" calcext:value-type="float">
            <text:p>7637.27063815765</text:p>
          </table:table-cell>
          <table:table-cell table:formula="of:=[.C31]/[.B31]" office:value-type="float" office:value="1.25116839816536" calcext:value-type="float">
            <text:p>1.25116839816536</text:p>
          </table:table-cell>
          <table:table-cell table:formula="of:=[.C31]-[.B31]" office:value-type="float" office:value="1533.15975319884" calcext:value-type="float">
            <text:p>1533.15975319884</text:p>
          </table:table-cell>
        </table:table-row>
        <table:table-row table:style-name="ro1">
          <table:table-cell office:value-type="string" calcext:value-type="string">
            <text:p>grass/steel</text:p>
          </table:table-cell>
          <table:table-cell office:value-type="float" office:value="5719.09908234549" calcext:value-type="float">
            <text:p>5719.09908234549</text:p>
          </table:table-cell>
          <table:table-cell office:value-type="float" office:value="7237.90806999701" calcext:value-type="float">
            <text:p>7237.90806999701</text:p>
          </table:table-cell>
          <table:table-cell table:formula="of:=[.C32]/[.B32]" office:value-type="float" office:value="1.26556787455213" calcext:value-type="float">
            <text:p>1.26556787455213</text:p>
          </table:table-cell>
          <table:table-cell table:formula="of:=[.C32]-[.B32]" office:value-type="float" office:value="1518.80898765153" calcext:value-type="float">
            <text:p>1518.80898765153</text:p>
          </table:table-cell>
        </table:table-row>
        <table:table-row table:style-name="ro1">
          <table:table-cell office:value-type="string" calcext:value-type="string">
            <text:p>dark/fire</text:p>
          </table:table-cell>
          <table:table-cell office:value-type="float" office:value="6341.76927152739" calcext:value-type="float">
            <text:p>6341.76927152739</text:p>
          </table:table-cell>
          <table:table-cell office:value-type="float" office:value="7841.55751534173" calcext:value-type="float">
            <text:p>7841.55751534173</text:p>
          </table:table-cell>
          <table:table-cell table:formula="of:=[.C33]/[.B33]" office:value-type="float" office:value="1.23649366282497" calcext:value-type="float">
            <text:p>1.23649366282497</text:p>
          </table:table-cell>
          <table:table-cell table:formula="of:=[.C33]-[.B33]" office:value-type="float" office:value="1499.78824381434" calcext:value-type="float">
            <text:p>1499.78824381434</text:p>
          </table:table-cell>
        </table:table-row>
        <table:table-row table:style-name="ro1">
          <table:table-cell office:value-type="string" calcext:value-type="string">
            <text:p>fire/grass</text:p>
          </table:table-cell>
          <table:table-cell office:value-type="float" office:value="6806.90305488779" calcext:value-type="float">
            <text:p>6806.90305488779</text:p>
          </table:table-cell>
          <table:table-cell office:value-type="float" office:value="8289.70339041652" calcext:value-type="float">
            <text:p>8289.70339041652</text:p>
          </table:table-cell>
          <table:table-cell table:formula="of:=[.C34]/[.B34]" office:value-type="float" office:value="1.2178377337788" calcext:value-type="float">
            <text:p>1.2178377337788</text:p>
          </table:table-cell>
          <table:table-cell table:formula="of:=[.C34]-[.B34]" office:value-type="float" office:value="1482.80033552873" calcext:value-type="float">
            <text:p>1482.80033552873</text:p>
          </table:table-cell>
        </table:table-row>
        <table:table-row table:style-name="ro1">
          <table:table-cell office:value-type="string" calcext:value-type="string">
            <text:p>dragon/steel</text:p>
          </table:table-cell>
          <table:table-cell office:value-type="float" office:value="5719.09908234549" calcext:value-type="float">
            <text:p>5719.09908234549</text:p>
          </table:table-cell>
          <table:table-cell office:value-type="float" office:value="7198.23488297973" calcext:value-type="float">
            <text:p>7198.23488297973</text:p>
          </table:table-cell>
          <table:table-cell table:formula="of:=[.C35]/[.B35]" office:value-type="float" office:value="1.25863091010265" calcext:value-type="float">
            <text:p>1.25863091010265</text:p>
          </table:table-cell>
          <table:table-cell table:formula="of:=[.C35]-[.B35]" office:value-type="float" office:value="1479.13580063424" calcext:value-type="float">
            <text:p>1479.13580063424</text:p>
          </table:table-cell>
        </table:table-row>
        <table:table-row table:style-name="ro1">
          <table:table-cell office:value-type="string" calcext:value-type="string">
            <text:p>ghost/psychict</text:p>
          </table:table-cell>
          <table:table-cell office:value-type="float" office:value="6540.40619409203" calcext:value-type="float">
            <text:p>6540.40619409203</text:p>
          </table:table-cell>
          <table:table-cell office:value-type="float" office:value="8016.54342256644" calcext:value-type="float">
            <text:p>8016.54342256644</text:p>
          </table:table-cell>
          <table:table-cell table:formula="of:=[.C36]/[.B36]" office:value-type="float" office:value="1.22569503860598" calcext:value-type="float">
            <text:p>1.22569503860598</text:p>
          </table:table-cell>
          <table:table-cell table:formula="of:=[.C36]-[.B36]" office:value-type="float" office:value="1476.13722847441" calcext:value-type="float">
            <text:p>1476.13722847441</text:p>
          </table:table-cell>
        </table:table-row>
        <table:table-row table:style-name="ro1">
          <table:table-cell office:value-type="string" calcext:value-type="string">
            <text:p>ground/steel</text:p>
          </table:table-cell>
          <table:table-cell office:value-type="float" office:value="5719.09908234549" calcext:value-type="float">
            <text:p>5719.09908234549</text:p>
          </table:table-cell>
          <table:table-cell office:value-type="float" office:value="7186.58079458183" calcext:value-type="float">
            <text:p>7186.58079458183</text:p>
          </table:table-cell>
          <table:table-cell table:formula="of:=[.C37]/[.B37]" office:value-type="float" office:value="1.2565931611093" calcext:value-type="float">
            <text:p>1.2565931611093</text:p>
          </table:table-cell>
          <table:table-cell table:formula="of:=[.C37]-[.B37]" office:value-type="float" office:value="1467.48171223634" calcext:value-type="float">
            <text:p>1467.48171223634</text:p>
          </table:table-cell>
        </table:table-row>
        <table:table-row table:style-name="ro1">
          <table:table-cell office:value-type="string" calcext:value-type="string">
            <text:p>dragon/poison</text:p>
          </table:table-cell>
          <table:table-cell office:value-type="float" office:value="5410.7831467053" calcext:value-type="float">
            <text:p>5410.7831467053</text:p>
          </table:table-cell>
          <table:table-cell office:value-type="float" office:value="6843.56435649748" calcext:value-type="float">
            <text:p>6843.56435649748</text:p>
          </table:table-cell>
          <table:table-cell table:formula="of:=[.C38]/[.B38]" office:value-type="float" office:value="1.26480107794832" calcext:value-type="float">
            <text:p>1.26480107794832</text:p>
          </table:table-cell>
          <table:table-cell table:formula="of:=[.C38]-[.B38]" office:value-type="float" office:value="1432.78120979219" calcext:value-type="float">
            <text:p>1432.78120979219</text:p>
          </table:table-cell>
        </table:table-row>
        <table:table-row table:style-name="ro1">
          <table:table-cell office:value-type="string" calcext:value-type="string">
            <text:p>fighting/steel</text:p>
          </table:table-cell>
          <table:table-cell office:value-type="float" office:value="5719.09908234549" calcext:value-type="float">
            <text:p>5719.09908234549</text:p>
          </table:table-cell>
          <table:table-cell office:value-type="float" office:value="7148.36149669501" calcext:value-type="float">
            <text:p>7148.36149669501</text:p>
          </table:table-cell>
          <table:table-cell table:formula="of:=[.C39]/[.B39]" office:value-type="float" office:value="1.24991041312111" calcext:value-type="float">
            <text:p>1.24991041312111</text:p>
          </table:table-cell>
          <table:table-cell table:formula="of:=[.C39]-[.B39]" office:value-type="float" office:value="1429.26241434952" calcext:value-type="float">
            <text:p>1429.26241434952</text:p>
          </table:table-cell>
        </table:table-row>
        <table:table-row table:style-name="ro1">
          <table:table-cell office:value-type="string" calcext:value-type="string">
            <text:p>fairy/steel</text:p>
          </table:table-cell>
          <table:table-cell office:value-type="float" office:value="5719.09908234549" calcext:value-type="float">
            <text:p>5719.09908234549</text:p>
          </table:table-cell>
          <table:table-cell office:value-type="float" office:value="7142.96558494468" calcext:value-type="float">
            <text:p>7142.96558494468</text:p>
          </table:table-cell>
          <table:table-cell table:formula="of:=[.C40]/[.B40]" office:value-type="float" office:value="1.24896692330346" calcext:value-type="float">
            <text:p>1.24896692330346</text:p>
          </table:table-cell>
          <table:table-cell table:formula="of:=[.C40]-[.B40]" office:value-type="float" office:value="1423.86650259919" calcext:value-type="float">
            <text:p>1423.86650259919</text:p>
          </table:table-cell>
        </table:table-row>
        <table:table-row table:style-name="ro1">
          <table:table-cell office:value-type="string" calcext:value-type="string">
            <text:p>electric/flying</text:p>
          </table:table-cell>
          <table:table-cell office:value-type="float" office:value="6246.46229736828" calcext:value-type="float">
            <text:p>6246.46229736828</text:p>
          </table:table-cell>
          <table:table-cell office:value-type="float" office:value="7618.12886332209" calcext:value-type="float">
            <text:p>7618.12886332209</text:p>
          </table:table-cell>
          <table:table-cell table:formula="of:=[.C41]/[.B41]" office:value-type="float" office:value="1.2195909461475" calcext:value-type="float">
            <text:p>1.2195909461475</text:p>
          </table:table-cell>
          <table:table-cell table:formula="of:=[.C41]-[.B41]" office:value-type="float" office:value="1371.6665659538" calcext:value-type="float">
            <text:p>1371.6665659538</text:p>
          </table:table-cell>
        </table:table-row>
        <table:table-row table:style-name="ro1">
          <table:table-cell office:value-type="string" calcext:value-type="string">
            <text:p>ghost/grass</text:p>
          </table:table-cell>
          <table:table-cell office:value-type="float" office:value="6806.90305488779" calcext:value-type="float">
            <text:p>6806.90305488779</text:p>
          </table:table-cell>
          <table:table-cell office:value-type="float" office:value="8122.69842857208" calcext:value-type="float">
            <text:p>8122.69842857208</text:p>
          </table:table-cell>
          <table:table-cell table:formula="of:=[.C42]/[.B42]" office:value-type="float" office:value="1.19330308703889" calcext:value-type="float">
            <text:p>1.19330308703889</text:p>
          </table:table-cell>
          <table:table-cell table:formula="of:=[.C42]-[.B42]" office:value-type="float" office:value="1315.79537368428" calcext:value-type="float">
            <text:p>1315.79537368428</text:p>
          </table:table-cell>
        </table:table-row>
        <table:table-row table:style-name="ro1">
          <table:table-cell office:value-type="string" calcext:value-type="string">
            <text:p>dark/steel</text:p>
          </table:table-cell>
          <table:table-cell office:value-type="float" office:value="5719.09908234549" calcext:value-type="float">
            <text:p>5719.09908234549</text:p>
          </table:table-cell>
          <table:table-cell office:value-type="float" office:value="7023.83666973539" calcext:value-type="float">
            <text:p>7023.83666973539</text:p>
          </table:table-cell>
          <table:table-cell table:formula="of:=[.C43]/[.B43]" office:value-type="float" office:value="1.22813690908373" calcext:value-type="float">
            <text:p>1.22813690908373</text:p>
          </table:table-cell>
          <table:table-cell table:formula="of:=[.C43]-[.B43]" office:value-type="float" office:value="1304.7375873899" calcext:value-type="float">
            <text:p>1304.7375873899</text:p>
          </table:table-cell>
        </table:table-row>
        <table:table-row table:style-name="ro1">
          <table:table-cell office:value-type="string" calcext:value-type="string">
            <text:p>dragon/fighting</text:p>
          </table:table-cell>
          <table:table-cell office:value-type="float" office:value="6305.64255046463" calcext:value-type="float">
            <text:p>6305.64255046463</text:p>
          </table:table-cell>
          <table:table-cell office:value-type="float" office:value="7591.02953800408" calcext:value-type="float">
            <text:p>7591.02953800408</text:p>
          </table:table-cell>
          <table:table-cell table:formula="of:=[.C44]/[.B44]" office:value-type="float" office:value="1.20384710634204" calcext:value-type="float">
            <text:p>1.20384710634204</text:p>
          </table:table-cell>
          <table:table-cell table:formula="of:=[.C44]-[.B44]" office:value-type="float" office:value="1285.38698753945" calcext:value-type="float">
            <text:p>1285.38698753945</text:p>
          </table:table-cell>
        </table:table-row>
        <table:table-row table:style-name="ro1">
          <table:table-cell office:value-type="string" calcext:value-type="string">
            <text:p>rock/steel</text:p>
          </table:table-cell>
          <table:table-cell office:value-type="float" office:value="5719.09908234549" calcext:value-type="float">
            <text:p>5719.09908234549</text:p>
          </table:table-cell>
          <table:table-cell office:value-type="float" office:value="7000.40987611552" calcext:value-type="float">
            <text:p>7000.40987611552</text:p>
          </table:table-cell>
          <table:table-cell table:formula="of:=[.C45]/[.B45]" office:value-type="float" office:value="1.22404067062334" calcext:value-type="float">
            <text:p>1.22404067062334</text:p>
          </table:table-cell>
          <table:table-cell table:formula="of:=[.C45]-[.B45]" office:value-type="float" office:value="1281.31079377003" calcext:value-type="float">
            <text:p>1281.31079377003</text:p>
          </table:table-cell>
        </table:table-row>
        <table:table-row table:style-name="ro1">
          <table:table-cell office:value-type="string" calcext:value-type="string">
            <text:p>dark/fairy</text:p>
          </table:table-cell>
          <table:table-cell office:value-type="float" office:value="5884.03727132628" calcext:value-type="float">
            <text:p>5884.03727132628</text:p>
          </table:table-cell>
          <table:table-cell office:value-type="float" office:value="7160.79331757686" calcext:value-type="float">
            <text:p>7160.79331757686</text:p>
          </table:table-cell>
          <table:table-cell table:formula="of:=[.C46]/[.B46]" office:value-type="float" office:value="1.21698639681846" calcext:value-type="float">
            <text:p>1.21698639681846</text:p>
          </table:table-cell>
          <table:table-cell table:formula="of:=[.C46]-[.B46]" office:value-type="float" office:value="1276.75604625058" calcext:value-type="float">
            <text:p>1276.75604625058</text:p>
          </table:table-cell>
        </table:table-row>
        <table:table-row table:style-name="ro1">
          <table:table-cell office:value-type="string" calcext:value-type="string">
            <text:p>grass/psychict</text:p>
          </table:table-cell>
          <table:table-cell office:value-type="float" office:value="6540.40619409203" calcext:value-type="float">
            <text:p>6540.40619409203</text:p>
          </table:table-cell>
          <table:table-cell office:value-type="float" office:value="7807.70547602227" calcext:value-type="float">
            <text:p>7807.70547602227</text:p>
          </table:table-cell>
          <table:table-cell table:formula="of:=[.C47]/[.B47]" office:value-type="float" office:value="1.19376461405027" calcext:value-type="float">
            <text:p>1.19376461405027</text:p>
          </table:table-cell>
          <table:table-cell table:formula="of:=[.C47]-[.B47]" office:value-type="float" office:value="1267.29928193024" calcext:value-type="float">
            <text:p>1267.29928193024</text:p>
          </table:table-cell>
        </table:table-row>
        <table:table-row table:style-name="ro1">
          <table:table-cell office:value-type="string" calcext:value-type="string">
            <text:p>fire/flying</text:p>
          </table:table-cell>
          <table:table-cell office:value-type="float" office:value="6246.46229736828" calcext:value-type="float">
            <text:p>6246.46229736828</text:p>
          </table:table-cell>
          <table:table-cell office:value-type="float" office:value="7466.50797055432" calcext:value-type="float">
            <text:p>7466.50797055432</text:p>
          </table:table-cell>
          <table:table-cell table:formula="of:=[.C48]/[.B48]" office:value-type="float" office:value="1.19531786395318" calcext:value-type="float">
            <text:p>1.19531786395318</text:p>
          </table:table-cell>
          <table:table-cell table:formula="of:=[.C48]-[.B48]" office:value-type="float" office:value="1220.04567318603" calcext:value-type="float">
            <text:p>1220.04567318603</text:p>
          </table:table-cell>
        </table:table-row>
        <table:table-row table:style-name="ro1">
          <table:table-cell office:value-type="string" calcext:value-type="string">
            <text:p>fairy/poison</text:p>
          </table:table-cell>
          <table:table-cell office:value-type="float" office:value="5410.7831467053" calcext:value-type="float">
            <text:p>5410.7831467053</text:p>
          </table:table-cell>
          <table:table-cell office:value-type="float" office:value="6615.7022921114" calcext:value-type="float">
            <text:p>6615.7022921114</text:p>
          </table:table-cell>
          <table:table-cell table:formula="of:=[.C49]/[.B49]" office:value-type="float" office:value="1.22268849309546" calcext:value-type="float">
            <text:p>1.22268849309546</text:p>
          </table:table-cell>
          <table:table-cell table:formula="of:=[.C49]-[.B49]" office:value-type="float" office:value="1204.91914540611" calcext:value-type="float">
            <text:p>1204.91914540611</text:p>
          </table:table-cell>
        </table:table-row>
        <table:table-row table:style-name="ro1">
          <table:table-cell office:value-type="string" calcext:value-type="string">
            <text:p>fire/ground</text:p>
          </table:table-cell>
          <table:table-cell office:value-type="float" office:value="6755.86469110811" calcext:value-type="float">
            <text:p>6755.86469110811</text:p>
          </table:table-cell>
          <table:table-cell office:value-type="float" office:value="7949.77629754313" calcext:value-type="float">
            <text:p>7949.77629754313</text:p>
          </table:table-cell>
          <table:table-cell table:formula="of:=[.C50]/[.B50]" office:value-type="float" office:value="1.17672224963392" calcext:value-type="float">
            <text:p>1.17672224963392</text:p>
          </table:table-cell>
          <table:table-cell table:formula="of:=[.C50]-[.B50]" office:value-type="float" office:value="1193.91160643502" calcext:value-type="float">
            <text:p>1193.91160643502</text:p>
          </table:table-cell>
        </table:table-row>
        <table:table-row table:style-name="ro1">
          <table:table-cell office:value-type="string" calcext:value-type="string">
            <text:p>dragon/water</text:p>
          </table:table-cell>
          <table:table-cell office:value-type="float" office:value="6104.11088495881" calcext:value-type="float">
            <text:p>6104.11088495881</text:p>
          </table:table-cell>
          <table:table-cell office:value-type="float" office:value="7297.18912552626" calcext:value-type="float">
            <text:p>7297.18912552626</text:p>
          </table:table-cell>
          <table:table-cell table:formula="of:=[.C51]/[.B51]" office:value-type="float" office:value="1.19545487673026" calcext:value-type="float">
            <text:p>1.19545487673026</text:p>
          </table:table-cell>
          <table:table-cell table:formula="of:=[.C51]-[.B51]" office:value-type="float" office:value="1193.07824056745" calcext:value-type="float">
            <text:p>1193.07824056745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5633.78475554747" calcext:value-type="float">
            <text:p>5633.78475554747</text:p>
          </table:table-cell>
          <table:table-cell office:value-type="float" office:value="6822.9119440147" calcext:value-type="float">
            <text:p>6822.9119440147</text:p>
          </table:table-cell>
          <table:table-cell table:formula="of:=[.C52]/[.B52]" office:value-type="float" office:value="1.21107075262262" calcext:value-type="float">
            <text:p>1.21107075262262</text:p>
          </table:table-cell>
          <table:table-cell table:formula="of:=[.C52]-[.B52]" office:value-type="float" office:value="1189.12718846723" calcext:value-type="float">
            <text:p>1189.12718846723</text:p>
          </table:table-cell>
        </table:table-row>
        <table:table-row table:style-name="ro1">
          <table:table-cell office:value-type="string" calcext:value-type="string">
            <text:p>fighting/psychict</text:p>
          </table:table-cell>
          <table:table-cell office:value-type="float" office:value="6540.40619409203" calcext:value-type="float">
            <text:p>6540.40619409203</text:p>
          </table:table-cell>
          <table:table-cell office:value-type="float" office:value="7719.37327322815" calcext:value-type="float">
            <text:p>7719.37327322815</text:p>
          </table:table-cell>
          <table:table-cell table:formula="of:=[.C53]/[.B53]" office:value-type="float" office:value="1.18025899984638" calcext:value-type="float">
            <text:p>1.18025899984638</text:p>
          </table:table-cell>
          <table:table-cell table:formula="of:=[.C53]-[.B53]" office:value-type="float" office:value="1178.96707913612" calcext:value-type="float">
            <text:p>1178.96707913612</text:p>
          </table:table-cell>
        </table:table-row>
        <table:table-row table:style-name="ro1">
          <table:table-cell office:value-type="string" calcext:value-type="string">
            <text:p>fairy/fighting</text:p>
          </table:table-cell>
          <table:table-cell office:value-type="float" office:value="6305.64255046463" calcext:value-type="float">
            <text:p>6305.64255046463</text:p>
          </table:table-cell>
          <table:table-cell office:value-type="float" office:value="7479.10784029842" calcext:value-type="float">
            <text:p>7479.10784029842</text:p>
          </table:table-cell>
          <table:table-cell table:formula="of:=[.C54]/[.B54]" office:value-type="float" office:value="1.18609765467079" calcext:value-type="float">
            <text:p>1.18609765467079</text:p>
          </table:table-cell>
          <table:table-cell table:formula="of:=[.C54]-[.B54]" office:value-type="float" office:value="1173.46528983379" calcext:value-type="float">
            <text:p>1173.46528983379</text:p>
          </table:table-cell>
        </table:table-row>
        <table:table-row table:style-name="ro1">
          <table:table-cell office:value-type="string" calcext:value-type="string">
            <text:p>ghost</text:p>
          </table:table-cell>
          <table:table-cell office:value-type="float" office:value="5011.51785268099" calcext:value-type="float">
            <text:p>5011.51785268099</text:p>
          </table:table-cell>
          <table:table-cell office:value-type="float" office:value="6179.47868915587" calcext:value-type="float">
            <text:p>6179.47868915587</text:p>
          </table:table-cell>
          <table:table-cell table:formula="of:=[.C55]/[.B55]" office:value-type="float" office:value="1.23305530795427" calcext:value-type="float">
            <text:p>1.23305530795427</text:p>
          </table:table-cell>
          <table:table-cell table:formula="of:=[.C55]-[.B55]" office:value-type="float" office:value="1167.96083647488" calcext:value-type="float">
            <text:p>1167.96083647488</text:p>
          </table:table-cell>
        </table:table-row>
        <table:table-row table:style-name="ro1">
          <table:table-cell office:value-type="string" calcext:value-type="string">
            <text:p>bug/fire</text:p>
          </table:table-cell>
          <table:table-cell office:value-type="float" office:value="6341.76927152739" calcext:value-type="float">
            <text:p>6341.76927152739</text:p>
          </table:table-cell>
          <table:table-cell office:value-type="float" office:value="7503.2066499832" calcext:value-type="float">
            <text:p>7503.2066499832</text:p>
          </table:table-cell>
          <table:table-cell table:formula="of:=[.C56]/[.B56]" office:value-type="float" office:value="1.18314090732854" calcext:value-type="float">
            <text:p>1.18314090732854</text:p>
          </table:table-cell>
          <table:table-cell table:formula="of:=[.C56]-[.B56]" office:value-type="float" office:value="1161.43737845581" calcext:value-type="float">
            <text:p>1161.43737845581</text:p>
          </table:table-cell>
        </table:table-row>
        <table:table-row table:style-name="ro1">
          <table:table-cell office:value-type="string" calcext:value-type="string">
            <text:p>fairy/water</text:p>
          </table:table-cell>
          <table:table-cell office:value-type="float" office:value="6104.11088495881" calcext:value-type="float">
            <text:p>6104.11088495881</text:p>
          </table:table-cell>
          <table:table-cell office:value-type="float" office:value="7256.50263861535" calcext:value-type="float">
            <text:p>7256.50263861535</text:p>
          </table:table-cell>
          <table:table-cell table:formula="of:=[.C57]/[.B57]" office:value-type="float" office:value="1.18878945277619" calcext:value-type="float">
            <text:p>1.18878945277619</text:p>
          </table:table-cell>
          <table:table-cell table:formula="of:=[.C57]-[.B57]" office:value-type="float" office:value="1152.39175365655" calcext:value-type="float">
            <text:p>1152.39175365655</text:p>
          </table:table-cell>
        </table:table-row>
        <table:table-row table:style-name="ro1">
          <table:table-cell office:value-type="string" calcext:value-type="string">
            <text:p>flying/steel</text:p>
          </table:table-cell>
          <table:table-cell office:value-type="float" office:value="5719.09908234549" calcext:value-type="float">
            <text:p>5719.09908234549</text:p>
          </table:table-cell>
          <table:table-cell office:value-type="float" office:value="6843.5340103028" calcext:value-type="float">
            <text:p>6843.5340103028</text:p>
          </table:table-cell>
          <table:table-cell table:formula="of:=[.C58]/[.B58]" office:value-type="float" office:value="1.19661049962019" calcext:value-type="float">
            <text:p>1.19661049962019</text:p>
          </table:table-cell>
          <table:table-cell table:formula="of:=[.C58]-[.B58]" office:value-type="float" office:value="1124.43492795731" calcext:value-type="float">
            <text:p>1124.43492795731</text:p>
          </table:table-cell>
        </table:table-row>
        <table:table-row table:style-name="ro1">
          <table:table-cell office:value-type="string" calcext:value-type="string">
            <text:p>dragon/fairy</text:p>
          </table:table-cell>
          <table:table-cell office:value-type="float" office:value="5884.03727132628" calcext:value-type="float">
            <text:p>5884.03727132628</text:p>
          </table:table-cell>
          <table:table-cell office:value-type="float" office:value="6992.5231149385" calcext:value-type="float">
            <text:p>6992.5231149385</text:p>
          </table:table-cell>
          <table:table-cell table:formula="of:=[.C59]/[.B59]" office:value-type="float" office:value="1.18838865093769" calcext:value-type="float">
            <text:p>1.18838865093769</text:p>
          </table:table-cell>
          <table:table-cell table:formula="of:=[.C59]-[.B59]" office:value-type="float" office:value="1108.48584361222" calcext:value-type="float">
            <text:p>1108.48584361222</text:p>
          </table:table-cell>
        </table:table-row>
        <table:table-row table:style-name="ro1">
          <table:table-cell office:value-type="string" calcext:value-type="string">
            <text:p>electric/ground</text:p>
          </table:table-cell>
          <table:table-cell office:value-type="float" office:value="6755.86469110811" calcext:value-type="float">
            <text:p>6755.86469110811</text:p>
          </table:table-cell>
          <table:table-cell office:value-type="float" office:value="7859.94828884003" calcext:value-type="float">
            <text:p>7859.94828884003</text:p>
          </table:table-cell>
          <table:table-cell table:formula="of:=[.C60]/[.B60]" office:value-type="float" office:value="1.16342594889224" calcext:value-type="float">
            <text:p>1.16342594889224</text:p>
          </table:table-cell>
          <table:table-cell table:formula="of:=[.C60]-[.B60]" office:value-type="float" office:value="1104.08359773192" calcext:value-type="float">
            <text:p>1104.08359773192</text:p>
          </table:table-cell>
        </table:table-row>
        <table:table-row table:style-name="ro1">
          <table:table-cell office:value-type="string" calcext:value-type="string">
            <text:p>grass/poison</text:p>
          </table:table-cell>
          <table:table-cell office:value-type="float" office:value="5410.7831467053" calcext:value-type="float">
            <text:p>5410.7831467053</text:p>
          </table:table-cell>
          <table:table-cell office:value-type="float" office:value="6510.7242177944" calcext:value-type="float">
            <text:p>6510.7242177944</text:p>
          </table:table-cell>
          <table:table-cell table:formula="of:=[.C61]/[.B61]" office:value-type="float" office:value="1.20328685169334" calcext:value-type="float">
            <text:p>1.20328685169334</text:p>
          </table:table-cell>
          <table:table-cell table:formula="of:=[.C61]-[.B61]" office:value-type="float" office:value="1099.9410710891" calcext:value-type="float">
            <text:p>1099.9410710891</text:p>
          </table:table-cell>
        </table:table-row>
        <table:table-row table:style-name="ro1">
          <table:table-cell office:value-type="string" calcext:value-type="string">
            <text:p>ice/steel</text:p>
          </table:table-cell>
          <table:table-cell office:value-type="float" office:value="5719.09908234549" calcext:value-type="float">
            <text:p>5719.09908234549</text:p>
          </table:table-cell>
          <table:table-cell office:value-type="float" office:value="6796.51322518393" calcext:value-type="float">
            <text:p>6796.51322518393</text:p>
          </table:table-cell>
          <table:table-cell table:formula="of:=[.C62]/[.B62]" office:value-type="float" office:value="1.18838878769636" calcext:value-type="float">
            <text:p>1.18838878769636</text:p>
          </table:table-cell>
          <table:table-cell table:formula="of:=[.C62]-[.B62]" office:value-type="float" office:value="1077.41414283844" calcext:value-type="float">
            <text:p>1077.41414283844</text:p>
          </table:table-cell>
        </table:table-row>
        <table:table-row table:style-name="ro1">
          <table:table-cell office:value-type="string" calcext:value-type="string">
            <text:p>psychict</text:p>
          </table:table-cell>
          <table:table-cell office:value-type="float" office:value="5633.78475554747" calcext:value-type="float">
            <text:p>5633.78475554747</text:p>
          </table:table-cell>
          <table:table-cell office:value-type="float" office:value="6710.17116180288" calcext:value-type="float">
            <text:p>6710.17116180288</text:p>
          </table:table-cell>
          <table:table-cell table:formula="of:=[.C63]/[.B63]" office:value-type="float" office:value="1.19105919962518" calcext:value-type="float">
            <text:p>1.19105919962518</text:p>
          </table:table-cell>
          <table:table-cell table:formula="of:=[.C63]-[.B63]" office:value-type="float" office:value="1076.38640625541" calcext:value-type="float">
            <text:p>1076.38640625541</text:p>
          </table:table-cell>
        </table:table-row>
        <table:table-row table:style-name="ro1">
          <table:table-cell office:value-type="string" calcext:value-type="string">
            <text:p>ghost/ground</text:p>
          </table:table-cell>
          <table:table-cell office:value-type="float" office:value="6755.86469110811" calcext:value-type="float">
            <text:p>6755.86469110811</text:p>
          </table:table-cell>
          <table:table-cell office:value-type="float" office:value="7831.26892765824" calcext:value-type="float">
            <text:p>7831.26892765824</text:p>
          </table:table-cell>
          <table:table-cell table:formula="of:=[.C64]/[.B64]" office:value-type="float" office:value="1.15918084297419" calcext:value-type="float">
            <text:p>1.15918084297419</text:p>
          </table:table-cell>
          <table:table-cell table:formula="of:=[.C64]-[.B64]" office:value-type="float" office:value="1075.40423655013" calcext:value-type="float">
            <text:p>1075.40423655013</text:p>
          </table:table-cell>
        </table:table-row>
        <table:table-row table:style-name="ro1">
          <table:table-cell office:value-type="string" calcext:value-type="string">
            <text:p>dark/psychict</text:p>
          </table:table-cell>
          <table:table-cell office:value-type="float" office:value="6540.40619409203" calcext:value-type="float">
            <text:p>6540.40619409203</text:p>
          </table:table-cell>
          <table:table-cell office:value-type="float" office:value="7604.89377488982" calcext:value-type="float">
            <text:p>7604.89377488982</text:p>
          </table:table-cell>
          <table:table-cell table:formula="of:=[.C65]/[.B65]" office:value-type="float" office:value="1.16275557652051" calcext:value-type="float">
            <text:p>1.16275557652051</text:p>
          </table:table-cell>
          <table:table-cell table:formula="of:=[.C65]-[.B65]" office:value-type="float" office:value="1064.48758079779" calcext:value-type="float">
            <text:p>1064.48758079779</text:p>
          </table:table-cell>
        </table:table-row>
        <table:table-row table:style-name="ro1">
          <table:table-cell office:value-type="string" calcext:value-type="string">
            <text:p>fire/normal</text:p>
          </table:table-cell>
          <table:table-cell office:value-type="float" office:value="5955.14560129679" calcext:value-type="float">
            <text:p>5955.14560129679</text:p>
          </table:table-cell>
          <table:table-cell office:value-type="float" office:value="7003.25316053473" calcext:value-type="float">
            <text:p>7003.25316053473</text:p>
          </table:table-cell>
          <table:table-cell table:formula="of:=[.C66]/[.B66]" office:value-type="float" office:value="1.17600032466204" calcext:value-type="float">
            <text:p>1.17600032466204</text:p>
          </table:table-cell>
          <table:table-cell table:formula="of:=[.C66]-[.B66]" office:value-type="float" office:value="1048.10755923793" calcext:value-type="float">
            <text:p>1048.10755923793</text:p>
          </table:table-cell>
        </table:table-row>
        <table:table-row table:style-name="ro1">
          <table:table-cell office:value-type="string" calcext:value-type="string">
            <text:p>ground/psychict</text:p>
          </table:table-cell>
          <table:table-cell office:value-type="float" office:value="6540.40619409203" calcext:value-type="float">
            <text:p>6540.40619409203</text:p>
          </table:table-cell>
          <table:table-cell office:value-type="float" office:value="7568.47082627619" calcext:value-type="float">
            <text:p>7568.47082627619</text:p>
          </table:table-cell>
          <table:table-cell table:formula="of:=[.C67]/[.B67]" office:value-type="float" office:value="1.15718666420334" calcext:value-type="float">
            <text:p>1.15718666420334</text:p>
          </table:table-cell>
          <table:table-cell table:formula="of:=[.C67]-[.B67]" office:value-type="float" office:value="1028.06463218417" calcext:value-type="float">
            <text:p>1028.06463218417</text:p>
          </table:table-cell>
        </table:table-row>
        <table:table-row table:style-name="ro1">
          <table:table-cell office:value-type="string" calcext:value-type="string">
            <text:p>bug/steel</text:p>
          </table:table-cell>
          <table:table-cell office:value-type="float" office:value="5719.09908234549" calcext:value-type="float">
            <text:p>5719.09908234549</text:p>
          </table:table-cell>
          <table:table-cell office:value-type="float" office:value="6712.78368060173" calcext:value-type="float">
            <text:p>6712.78368060173</text:p>
          </table:table-cell>
          <table:table-cell table:formula="of:=[.C68]/[.B68]" office:value-type="float" office:value="1.1737484495283" calcext:value-type="float">
            <text:p>1.1737484495283</text:p>
          </table:table-cell>
          <table:table-cell table:formula="of:=[.C68]-[.B68]" office:value-type="float" office:value="993.684598256246" calcext:value-type="float">
            <text:p>993.684598256246</text:p>
          </table:table-cell>
        </table:table-row>
        <table:table-row table:style-name="ro1">
          <table:table-cell office:value-type="string" calcext:value-type="string">
            <text:p>electric</text:p>
          </table:table-cell>
          <table:table-cell office:value-type="float" office:value="5633.78475554747" calcext:value-type="float">
            <text:p>5633.78475554747</text:p>
          </table:table-cell>
          <table:table-cell office:value-type="float" office:value="6625.06023723602" calcext:value-type="float">
            <text:p>6625.06023723602</text:p>
          </table:table-cell>
          <table:table-cell table:formula="of:=[.C69]/[.B69]" office:value-type="float" office:value="1.17595196208241" calcext:value-type="float">
            <text:p>1.17595196208241</text:p>
          </table:table-cell>
          <table:table-cell table:formula="of:=[.C69]-[.B69]" office:value-type="float" office:value="991.275481688553" calcext:value-type="float">
            <text:p>991.275481688553</text:p>
          </table:table-cell>
        </table:table-row>
        <table:table-row table:style-name="ro1">
          <table:table-cell office:value-type="string" calcext:value-type="string">
            <text:p>dark/dragon</text:p>
          </table:table-cell>
          <table:table-cell office:value-type="float" office:value="5969.1083690055" calcext:value-type="float">
            <text:p>5969.1083690055</text:p>
          </table:table-cell>
          <table:table-cell office:value-type="float" office:value="6960.30430341235" calcext:value-type="float">
            <text:p>6960.30430341235</text:p>
          </table:table-cell>
          <table:table-cell table:formula="of:=[.C70]/[.B70]" office:value-type="float" office:value="1.16605427027487" calcext:value-type="float">
            <text:p>1.16605427027487</text:p>
          </table:table-cell>
          <table:table-cell table:formula="of:=[.C70]-[.B70]" office:value-type="float" office:value="991.195934406847" calcext:value-type="float">
            <text:p>991.195934406847</text:p>
          </table:table-cell>
        </table:table-row>
        <table:table-row table:style-name="ro1">
          <table:table-cell office:value-type="string" calcext:value-type="string">
            <text:p>ice/psychict</text:p>
          </table:table-cell>
          <table:table-cell office:value-type="float" office:value="6540.40619409203" calcext:value-type="float">
            <text:p>6540.40619409203</text:p>
          </table:table-cell>
          <table:table-cell office:value-type="float" office:value="7527.37015120328" calcext:value-type="float">
            <text:p>7527.37015120328</text:p>
          </table:table-cell>
          <table:table-cell table:formula="of:=[.C71]/[.B71]" office:value-type="float" office:value="1.15090254761283" calcext:value-type="float">
            <text:p>1.15090254761283</text:p>
          </table:table-cell>
          <table:table-cell table:formula="of:=[.C71]-[.B71]" office:value-type="float" office:value="986.963957111248" calcext:value-type="float">
            <text:p>986.963957111248</text:p>
          </table:table-cell>
        </table:table-row>
        <table:table-row table:style-name="ro1">
          <table:table-cell office:value-type="string" calcext:value-type="string">
            <text:p>steel/water</text:p>
          </table:table-cell>
          <table:table-cell office:value-type="float" office:value="6104.11088495881" calcext:value-type="float">
            <text:p>6104.11088495881</text:p>
          </table:table-cell>
          <table:table-cell office:value-type="float" office:value="7089.08096797847" calcext:value-type="float">
            <text:p>7089.08096797847</text:p>
          </table:table-cell>
          <table:table-cell table:formula="of:=[.C72]/[.B72]" office:value-type="float" office:value="1.16136176121026" calcext:value-type="float">
            <text:p>1.16136176121026</text:p>
          </table:table-cell>
          <table:table-cell table:formula="of:=[.C72]-[.B72]" office:value-type="float" office:value="984.970083019659" calcext:value-type="float">
            <text:p>984.970083019659</text:p>
          </table:table-cell>
        </table:table-row>
        <table:table-row table:style-name="ro1">
          <table:table-cell office:value-type="string" calcext:value-type="string">
            <text:p>electric/normal</text:p>
          </table:table-cell>
          <table:table-cell office:value-type="float" office:value="5955.14560129679" calcext:value-type="float">
            <text:p>5955.14560129679</text:p>
          </table:table-cell>
          <table:table-cell office:value-type="float" office:value="6919.79495600014" calcext:value-type="float">
            <text:p>6919.79495600014</text:p>
          </table:table-cell>
          <table:table-cell table:formula="of:=[.C73]/[.B73]" office:value-type="float" office:value="1.16198585547485" calcext:value-type="float">
            <text:p>1.16198585547485</text:p>
          </table:table-cell>
          <table:table-cell table:formula="of:=[.C73]-[.B73]" office:value-type="float" office:value="964.649354703344" calcext:value-type="float">
            <text:p>964.649354703344</text:p>
          </table:table-cell>
        </table:table-row>
        <table:table-row table:style-name="ro1">
          <table:table-cell office:value-type="string" calcext:value-type="string">
            <text:p>bug/fairy</text:p>
          </table:table-cell>
          <table:table-cell office:value-type="float" office:value="5884.03727132628" calcext:value-type="float">
            <text:p>5884.03727132628</text:p>
          </table:table-cell>
          <table:table-cell office:value-type="float" office:value="6845.27482793979" calcext:value-type="float">
            <text:p>6845.27482793979</text:p>
          </table:table-cell>
          <table:table-cell table:formula="of:=[.C74]/[.B74]" office:value-type="float" office:value="1.16336360772182" calcext:value-type="float">
            <text:p>1.16336360772182</text:p>
          </table:table-cell>
          <table:table-cell table:formula="of:=[.C74]-[.B74]" office:value-type="float" office:value="961.23755661351" calcext:value-type="float">
            <text:p>961.23755661351</text:p>
          </table:table-cell>
        </table:table-row>
        <table:table-row table:style-name="ro1">
          <table:table-cell office:value-type="string" calcext:value-type="string">
            <text:p>ghost/normal</text:p>
          </table:table-cell>
          <table:table-cell office:value-type="float" office:value="5955.14560129679" calcext:value-type="float">
            <text:p>5955.14560129679</text:p>
          </table:table-cell>
          <table:table-cell office:value-type="float" office:value="6910.66115277254" calcext:value-type="float">
            <text:p>6910.66115277254</text:p>
          </table:table-cell>
          <table:table-cell table:formula="of:=[.C75]/[.B75]" office:value-type="float" office:value="1.16045208890739" calcext:value-type="float">
            <text:p>1.16045208890739</text:p>
          </table:table-cell>
          <table:table-cell table:formula="of:=[.C75]-[.B75]" office:value-type="float" office:value="955.51555147575" calcext:value-type="float">
            <text:p>955.51555147575</text:p>
          </table:table-cell>
        </table:table-row>
        <table:table-row table:style-name="ro1">
          <table:table-cell office:value-type="string" calcext:value-type="string">
            <text:p>bug/psychict</text:p>
          </table:table-cell>
          <table:table-cell office:value-type="float" office:value="6540.40619409203" calcext:value-type="float">
            <text:p>6540.40619409203</text:p>
          </table:table-cell>
          <table:table-cell office:value-type="float" office:value="7458.83938059488" calcext:value-type="float">
            <text:p>7458.83938059488</text:p>
          </table:table-cell>
          <table:table-cell table:formula="of:=[.C76]/[.B76]" office:value-type="float" office:value="1.14042448729446" calcext:value-type="float">
            <text:p>1.14042448729446</text:p>
          </table:table-cell>
          <table:table-cell table:formula="of:=[.C76]-[.B76]" office:value-type="float" office:value="918.433186502854" calcext:value-type="float">
            <text:p>918.433186502854</text:p>
          </table:table-cell>
        </table:table-row>
        <table:table-row table:style-name="ro1">
          <table:table-cell office:value-type="string" calcext:value-type="string">
            <text:p>electric/grass</text:p>
          </table:table-cell>
          <table:table-cell office:value-type="float" office:value="6806.90305488779" calcext:value-type="float">
            <text:p>6806.90305488779</text:p>
          </table:table-cell>
          <table:table-cell office:value-type="float" office:value="7723.79042936656" calcext:value-type="float">
            <text:p>7723.79042936656</text:p>
          </table:table-cell>
          <table:table-cell table:formula="of:=[.C77]/[.B77]" office:value-type="float" office:value="1.13469963757165" calcext:value-type="float">
            <text:p>1.13469963757165</text:p>
          </table:table-cell>
          <table:table-cell table:formula="of:=[.C77]-[.B77]" office:value-type="float" office:value="916.887374478772" calcext:value-type="float">
            <text:p>916.887374478772</text:p>
          </table:table-cell>
        </table:table-row>
        <table:table-row table:style-name="ro1">
          <table:table-cell office:value-type="string" calcext:value-type="string">
            <text:p>ground/poison</text:p>
          </table:table-cell>
          <table:table-cell office:value-type="float" office:value="5410.7831467053" calcext:value-type="float">
            <text:p>5410.7831467053</text:p>
          </table:table-cell>
          <table:table-cell office:value-type="float" office:value="6310.80577182061" calcext:value-type="float">
            <text:p>6310.80577182061</text:p>
          </table:table-cell>
          <table:table-cell table:formula="of:=[.C78]/[.B78]" office:value-type="float" office:value="1.16633869824618" calcext:value-type="float">
            <text:p>1.16633869824618</text:p>
          </table:table-cell>
          <table:table-cell table:formula="of:=[.C78]-[.B78]" office:value-type="float" office:value="900.02262511531" calcext:value-type="float">
            <text:p>900.02262511531</text:p>
          </table:table-cell>
        </table:table-row>
        <table:table-row table:style-name="ro1">
          <table:table-cell office:value-type="string" calcext:value-type="string">
            <text:p>dragon/flying</text:p>
          </table:table-cell>
          <table:table-cell office:value-type="float" office:value="6246.46229736828" calcext:value-type="float">
            <text:p>6246.46229736828</text:p>
          </table:table-cell>
          <table:table-cell office:value-type="float" office:value="7124.02011308225" calcext:value-type="float">
            <text:p>7124.02011308225</text:p>
          </table:table-cell>
          <table:table-cell table:formula="of:=[.C79]/[.B79]" office:value-type="float" office:value="1.14048877171382" calcext:value-type="float">
            <text:p>1.14048877171382</text:p>
          </table:table-cell>
          <table:table-cell table:formula="of:=[.C79]-[.B79]" office:value-type="float" office:value="877.557815713972" calcext:value-type="float">
            <text:p>877.557815713972</text:p>
          </table:table-cell>
        </table:table-row>
        <table:table-row table:style-name="ro1">
          <table:table-cell office:value-type="string" calcext:value-type="string">
            <text:p>normal/steel</text:p>
          </table:table-cell>
          <table:table-cell office:value-type="float" office:value="5719.09908234549" calcext:value-type="float">
            <text:p>5719.09908234549</text:p>
          </table:table-cell>
          <table:table-cell office:value-type="float" office:value="6584.14073818373" calcext:value-type="float">
            <text:p>6584.14073818373</text:p>
          </table:table-cell>
          <table:table-cell table:formula="of:=[.C80]/[.B80]" office:value-type="float" office:value="1.15125488182371" calcext:value-type="float">
            <text:p>1.15125488182371</text:p>
          </table:table-cell>
          <table:table-cell table:formula="of:=[.C80]-[.B80]" office:value-type="float" office:value="865.041655838245" calcext:value-type="float">
            <text:p>865.041655838245</text:p>
          </table:table-cell>
        </table:table-row>
        <table:table-row table:style-name="ro1">
          <table:table-cell office:value-type="string" calcext:value-type="string">
            <text:p>bug/dragon</text:p>
          </table:table-cell>
          <table:table-cell office:value-type="float" office:value="5969.1083690055" calcext:value-type="float">
            <text:p>5969.1083690055</text:p>
          </table:table-cell>
          <table:table-cell office:value-type="float" office:value="6832.83436272355" calcext:value-type="float">
            <text:p>6832.83436272355</text:p>
          </table:table-cell>
          <table:table-cell table:formula="of:=[.C81]/[.B81]" office:value-type="float" office:value="1.14469933201463" calcext:value-type="float">
            <text:p>1.14469933201463</text:p>
          </table:table-cell>
          <table:table-cell table:formula="of:=[.C81]-[.B81]" office:value-type="float" office:value="863.725993718048" calcext:value-type="float">
            <text:p>863.725993718048</text:p>
          </table:table-cell>
        </table:table-row>
        <table:table-row table:style-name="ro1">
          <table:table-cell office:value-type="string" calcext:value-type="string">
            <text:p>fairy</text:p>
          </table:table-cell>
          <table:table-cell office:value-type="float" office:value="5440.30887086783" calcext:value-type="float">
            <text:p>5440.30887086783</text:p>
          </table:table-cell>
          <table:table-cell office:value-type="float" office:value="6294.62413054825" calcext:value-type="float">
            <text:p>6294.62413054825</text:p>
          </table:table-cell>
          <table:table-cell table:formula="of:=[.C82]/[.B82]" office:value-type="float" office:value="1.1570343302115" calcext:value-type="float">
            <text:p>1.1570343302115</text:p>
          </table:table-cell>
          <table:table-cell table:formula="of:=[.C82]-[.B82]" office:value-type="float" office:value="854.31525968042" calcext:value-type="float">
            <text:p>854.31525968042</text:p>
          </table:table-cell>
        </table:table-row>
        <table:table-row table:style-name="ro1">
          <table:table-cell office:value-type="string" calcext:value-type="string">
            <text:p>fairy/ground</text:p>
          </table:table-cell>
          <table:table-cell office:value-type="float" office:value="6755.86469110811" calcext:value-type="float">
            <text:p>6755.86469110811</text:p>
          </table:table-cell>
          <table:table-cell office:value-type="float" office:value="7592.13231591299" calcext:value-type="float">
            <text:p>7592.13231591299</text:p>
          </table:table-cell>
          <table:table-cell table:formula="of:=[.C83]/[.B83]" office:value-type="float" office:value="1.1237839511359" calcext:value-type="float">
            <text:p>1.1237839511359</text:p>
          </table:table-cell>
          <table:table-cell table:formula="of:=[.C83]-[.B83]" office:value-type="float" office:value="836.267624804879" calcext:value-type="float">
            <text:p>836.267624804879</text:p>
          </table:table-cell>
        </table:table-row>
        <table:table-row table:style-name="ro1">
          <table:table-cell office:value-type="string" calcext:value-type="string">
            <text:p>dragon/psychict</text:p>
          </table:table-cell>
          <table:table-cell office:value-type="float" office:value="6540.40619409203" calcext:value-type="float">
            <text:p>6540.40619409203</text:p>
          </table:table-cell>
          <table:table-cell office:value-type="float" office:value="7374.19535996537" calcext:value-type="float">
            <text:p>7374.19535996537</text:p>
          </table:table-cell>
          <table:table-cell table:formula="of:=[.C84]/[.B84]" office:value-type="float" office:value="1.12748278029375" calcext:value-type="float">
            <text:p>1.12748278029375</text:p>
          </table:table-cell>
          <table:table-cell table:formula="of:=[.C84]-[.B84]" office:value-type="float" office:value="833.789165873344" calcext:value-type="float">
            <text:p>833.789165873344</text:p>
          </table:table-cell>
        </table:table-row>
        <table:table-row table:style-name="ro1">
          <table:table-cell office:value-type="string" calcext:value-type="string">
            <text:p>rock/water</text:p>
          </table:table-cell>
          <table:table-cell office:value-type="float" office:value="6104.11088495881" calcext:value-type="float">
            <text:p>6104.11088495881</text:p>
          </table:table-cell>
          <table:table-cell office:value-type="float" office:value="6929.96008935374" calcext:value-type="float">
            <text:p>6929.96008935374</text:p>
          </table:table-cell>
          <table:table-cell table:formula="of:=[.C85]/[.B85]" office:value-type="float" office:value="1.13529393878311" calcext:value-type="float">
            <text:p>1.13529393878311</text:p>
          </table:table-cell>
          <table:table-cell table:formula="of:=[.C85]-[.B85]" office:value-type="float" office:value="825.849204394933" calcext:value-type="float">
            <text:p>825.849204394933</text:p>
          </table:table-cell>
        </table:table-row>
        <table:table-row table:style-name="ro1">
          <table:table-cell office:value-type="string" calcext:value-type="string">
            <text:p>dark/fighting</text:p>
          </table:table-cell>
          <table:table-cell office:value-type="float" office:value="6305.64255046463" calcext:value-type="float">
            <text:p>6305.64255046463</text:p>
          </table:table-cell>
          <table:table-cell office:value-type="float" office:value="7130.63694661511" calcext:value-type="float">
            <text:p>7130.63694661511</text:p>
          </table:table-cell>
          <table:table-cell table:formula="of:=[.C86]/[.B86]" office:value-type="float" office:value="1.13083431062703" calcext:value-type="float">
            <text:p>1.13083431062703</text:p>
          </table:table-cell>
          <table:table-cell table:formula="of:=[.C86]-[.B86]" office:value-type="float" office:value="824.994396150477" calcext:value-type="float">
            <text:p>824.994396150477</text:p>
          </table:table-cell>
        </table:table-row>
        <table:table-row table:style-name="ro1">
          <table:table-cell office:value-type="string" calcext:value-type="string">
            <text:p>poison/steel</text:p>
          </table:table-cell>
          <table:table-cell office:value-type="float" office:value="5719.09908234549" calcext:value-type="float">
            <text:p>5719.09908234549</text:p>
          </table:table-cell>
          <table:table-cell office:value-type="float" office:value="6541.24499394889" calcext:value-type="float">
            <text:p>6541.24499394889</text:p>
          </table:table-cell>
          <table:table-cell table:formula="of:=[.C87]/[.B87]" office:value-type="float" office:value="1.14375444449657" calcext:value-type="float">
            <text:p>1.14375444449657</text:p>
          </table:table-cell>
          <table:table-cell table:formula="of:=[.C87]-[.B87]" office:value-type="float" office:value="822.145911603398" calcext:value-type="float">
            <text:p>822.145911603398</text:p>
          </table:table-cell>
        </table:table-row>
        <table:table-row table:style-name="ro1">
          <table:table-cell office:value-type="string" calcext:value-type="string">
            <text:p>flying/psychict</text:p>
          </table:table-cell>
          <table:table-cell office:value-type="float" office:value="6540.40619409203" calcext:value-type="float">
            <text:p>6540.40619409203</text:p>
          </table:table-cell>
          <table:table-cell office:value-type="float" office:value="7360.29450106844" calcext:value-type="float">
            <text:p>7360.29450106844</text:p>
          </table:table-cell>
          <table:table-cell table:formula="of:=[.C88]/[.B88]" office:value-type="float" office:value="1.12535739870668" calcext:value-type="float">
            <text:p>1.12535739870668</text:p>
          </table:table-cell>
          <table:table-cell table:formula="of:=[.C88]-[.B88]" office:value-type="float" office:value="819.888306976415" calcext:value-type="float">
            <text:p>819.888306976415</text:p>
          </table:table-cell>
        </table:table-row>
        <table:table-row table:style-name="ro1">
          <table:table-cell office:value-type="string" calcext:value-type="string">
            <text:p>dragon/ground</text:p>
          </table:table-cell>
          <table:table-cell office:value-type="float" office:value="6755.86469110811" calcext:value-type="float">
            <text:p>6755.86469110811</text:p>
          </table:table-cell>
          <table:table-cell office:value-type="float" office:value="7566.66884632622" calcext:value-type="float">
            <text:p>7566.66884632622</text:p>
          </table:table-cell>
          <table:table-cell table:formula="of:=[.C89]/[.B89]" office:value-type="float" office:value="1.1200148600201" calcext:value-type="float">
            <text:p>1.1200148600201</text:p>
          </table:table-cell>
          <table:table-cell table:formula="of:=[.C89]-[.B89]" office:value-type="float" office:value="810.804155218107" calcext:value-type="float">
            <text:p>810.804155218107</text:p>
          </table:table-cell>
        </table:table-row>
        <table:table-row table:style-name="ro1">
          <table:table-cell office:value-type="string" calcext:value-type="string">
            <text:p>dragon/grass</text:p>
          </table:table-cell>
          <table:table-cell office:value-type="float" office:value="6806.90305488779" calcext:value-type="float">
            <text:p>6806.90305488779</text:p>
          </table:table-cell>
          <table:table-cell office:value-type="float" office:value="7614.03925389012" calcext:value-type="float">
            <text:p>7614.03925389012</text:p>
          </table:table-cell>
          <table:table-cell table:formula="of:=[.C90]/[.B90]" office:value-type="float" office:value="1.11857612668991" calcext:value-type="float">
            <text:p>1.11857612668991</text:p>
          </table:table-cell>
          <table:table-cell table:formula="of:=[.C90]-[.B90]" office:value-type="float" office:value="807.136199002327" calcext:value-type="float">
            <text:p>807.136199002327</text:p>
          </table:table-cell>
        </table:table-row>
        <table:table-row table:style-name="ro1">
          <table:table-cell office:value-type="string" calcext:value-type="string">
            <text:p>fighting/water</text:p>
          </table:table-cell>
          <table:table-cell office:value-type="float" office:value="6104.11088495881" calcext:value-type="float">
            <text:p>6104.11088495881</text:p>
          </table:table-cell>
          <table:table-cell office:value-type="float" office:value="6909.20485752414" calcext:value-type="float">
            <text:p>6909.20485752414</text:p>
          </table:table-cell>
          <table:table-cell table:formula="of:=[.C91]/[.B91]" office:value-type="float" office:value="1.13189373321333" calcext:value-type="float">
            <text:p>1.13189373321333</text:p>
          </table:table-cell>
          <table:table-cell table:formula="of:=[.C91]-[.B91]" office:value-type="float" office:value="805.093972565333" calcext:value-type="float">
            <text:p>805.093972565333</text:p>
          </table:table-cell>
        </table:table-row>
        <table:table-row table:style-name="ro1">
          <table:table-cell office:value-type="string" calcext:value-type="string">
            <text:p>fairy/psychict</text:p>
          </table:table-cell>
          <table:table-cell office:value-type="float" office:value="6540.40619409203" calcext:value-type="float">
            <text:p>6540.40619409203</text:p>
          </table:table-cell>
          <table:table-cell office:value-type="float" office:value="7334.93102518709" calcext:value-type="float">
            <text:p>7334.93102518709</text:p>
          </table:table-cell>
          <table:table-cell table:formula="of:=[.C92]/[.B92]" office:value-type="float" office:value="1.12147943224272" calcext:value-type="float">
            <text:p>1.12147943224272</text:p>
          </table:table-cell>
          <table:table-cell table:formula="of:=[.C92]-[.B92]" office:value-type="float" office:value="794.524831095065" calcext:value-type="float">
            <text:p>794.524831095065</text:p>
          </table:table-cell>
        </table:table-row>
        <table:table-row table:style-name="ro1">
          <table:table-cell office:value-type="string" calcext:value-type="string">
            <text:p>fairy/flying</text:p>
          </table:table-cell>
          <table:table-cell office:value-type="float" office:value="6246.46229736828" calcext:value-type="float">
            <text:p>6246.46229736828</text:p>
          </table:table-cell>
          <table:table-cell office:value-type="float" office:value="7034.79106244942" calcext:value-type="float">
            <text:p>7034.79106244942</text:p>
          </table:table-cell>
          <table:table-cell table:formula="of:=[.C93]/[.B93]" office:value-type="float" office:value="1.12620403799016" calcext:value-type="float">
            <text:p>1.12620403799016</text:p>
          </table:table-cell>
          <table:table-cell table:formula="of:=[.C93]-[.B93]" office:value-type="float" office:value="788.328765081143" calcext:value-type="float">
            <text:p>788.328765081143</text:p>
          </table:table-cell>
        </table:table-row>
        <table:table-row table:style-name="ro1">
          <table:table-cell office:value-type="string" calcext:value-type="string">
            <text:p>grass/water</text:p>
          </table:table-cell>
          <table:table-cell office:value-type="float" office:value="6104.11088495881" calcext:value-type="float">
            <text:p>6104.11088495881</text:p>
          </table:table-cell>
          <table:table-cell office:value-type="float" office:value="6862.814558219" calcext:value-type="float">
            <text:p>6862.814558219</text:p>
          </table:table-cell>
          <table:table-cell table:formula="of:=[.C94]/[.B94]" office:value-type="float" office:value="1.12429388776828" calcext:value-type="float">
            <text:p>1.12429388776828</text:p>
          </table:table-cell>
          <table:table-cell table:formula="of:=[.C94]-[.B94]" office:value-type="float" office:value="758.703673260189" calcext:value-type="float">
            <text:p>758.703673260189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float" office:value="5633.78475554747" calcext:value-type="float">
            <text:p>5633.78475554747</text:p>
          </table:table-cell>
          <table:table-cell office:value-type="float" office:value="6385.03551057973" calcext:value-type="float">
            <text:p>6385.03551057973</text:p>
          </table:table-cell>
          <table:table-cell table:formula="of:=[.C95]/[.B95]" office:value-type="float" office:value="1.13334743651548" calcext:value-type="float">
            <text:p>1.13334743651548</text:p>
          </table:table-cell>
          <table:table-cell table:formula="of:=[.C95]-[.B95]" office:value-type="float" office:value="751.250755032265" calcext:value-type="float">
            <text:p>751.250755032265</text:p>
          </table:table-cell>
        </table:table-row>
        <table:table-row table:style-name="ro1">
          <table:table-cell office:value-type="string" calcext:value-type="string">
            <text:p>dark/poison</text:p>
          </table:table-cell>
          <table:table-cell office:value-type="float" office:value="5410.7831467053" calcext:value-type="float">
            <text:p>5410.7831467053</text:p>
          </table:table-cell>
          <table:table-cell office:value-type="float" office:value="6153.50126133291" calcext:value-type="float">
            <text:p>6153.50126133291</text:p>
          </table:table-cell>
          <table:table-cell table:formula="of:=[.C96]/[.B96]" office:value-type="float" office:value="1.13726628742826" calcext:value-type="float">
            <text:p>1.13726628742826</text:p>
          </table:table-cell>
          <table:table-cell table:formula="of:=[.C96]-[.B96]" office:value-type="float" office:value="742.718114627611" calcext:value-type="float">
            <text:p>742.718114627611</text:p>
          </table:table-cell>
        </table:table-row>
        <table:table-row table:style-name="ro1">
          <table:table-cell office:value-type="string" calcext:value-type="string">
            <text:p>fighting/poison</text:p>
          </table:table-cell>
          <table:table-cell office:value-type="float" office:value="5410.7831467053" calcext:value-type="float">
            <text:p>5410.7831467053</text:p>
          </table:table-cell>
          <table:table-cell office:value-type="float" office:value="6139.42925585762" calcext:value-type="float">
            <text:p>6139.42925585762</text:p>
          </table:table-cell>
          <table:table-cell table:formula="of:=[.C97]/[.B97]" office:value-type="float" office:value="1.13466555383873" calcext:value-type="float">
            <text:p>1.13466555383873</text:p>
          </table:table-cell>
          <table:table-cell table:formula="of:=[.C97]-[.B97]" office:value-type="float" office:value="728.646109152323" calcext:value-type="float">
            <text:p>728.646109152323</text:p>
          </table:table-cell>
        </table:table-row>
        <table:table-row table:style-name="ro1">
          <table:table-cell office:value-type="string" calcext:value-type="string">
            <text:p>steel</text:p>
          </table:table-cell>
          <table:table-cell office:value-type="float" office:value="5557.32757998895" calcext:value-type="float">
            <text:p>5557.32757998895</text:p>
          </table:table-cell>
          <table:table-cell office:value-type="float" office:value="6284.55154990611" calcext:value-type="float">
            <text:p>6284.55154990611</text:p>
          </table:table-cell>
          <table:table-cell table:formula="of:=[.C98]/[.B98]" office:value-type="float" office:value="1.13085857535838" calcext:value-type="float">
            <text:p>1.13085857535838</text:p>
          </table:table-cell>
          <table:table-cell table:formula="of:=[.C98]-[.B98]" office:value-type="float" office:value="727.223969917165" calcext:value-type="float">
            <text:p>727.223969917165</text:p>
          </table:table-cell>
        </table:table-row>
        <table:table-row table:style-name="ro1">
          <table:table-cell office:value-type="string" calcext:value-type="string">
            <text:p>fighting/flying</text:p>
          </table:table-cell>
          <table:table-cell office:value-type="float" office:value="6246.46229736828" calcext:value-type="float">
            <text:p>6246.46229736828</text:p>
          </table:table-cell>
          <table:table-cell office:value-type="float" office:value="6964.67518923605" calcext:value-type="float">
            <text:p>6964.67518923605</text:p>
          </table:table-cell>
          <table:table-cell table:formula="of:=[.C99]/[.B99]" office:value-type="float" office:value="1.11497914462245" calcext:value-type="float">
            <text:p>1.11497914462245</text:p>
          </table:table-cell>
          <table:table-cell table:formula="of:=[.C99]-[.B99]" office:value-type="float" office:value="718.21289186777" calcext:value-type="float">
            <text:p>718.21289186777</text:p>
          </table:table-cell>
        </table:table-row>
        <table:table-row table:style-name="ro1">
          <table:table-cell office:value-type="string" calcext:value-type="string">
            <text:p>dark/water</text:p>
          </table:table-cell>
          <table:table-cell office:value-type="float" office:value="6104.11088495881" calcext:value-type="float">
            <text:p>6104.11088495881</text:p>
          </table:table-cell>
          <table:table-cell office:value-type="float" office:value="6793.44881303601" calcext:value-type="float">
            <text:p>6793.44881303601</text:p>
          </table:table-cell>
          <table:table-cell table:formula="of:=[.C100]/[.B100]" office:value-type="float" office:value="1.11293011235687" calcext:value-type="float">
            <text:p>1.11293011235687</text:p>
          </table:table-cell>
          <table:table-cell table:formula="of:=[.C100]-[.B100]" office:value-type="float" office:value="689.337928077204" calcext:value-type="float">
            <text:p>689.337928077204</text:p>
          </table:table-cell>
        </table:table-row>
        <table:table-row table:style-name="ro1">
          <table:table-cell office:value-type="string" calcext:value-type="string">
            <text:p>poison/psychict</text:p>
          </table:table-cell>
          <table:table-cell office:value-type="float" office:value="6540.40619409203" calcext:value-type="float">
            <text:p>6540.40619409203</text:p>
          </table:table-cell>
          <table:table-cell office:value-type="float" office:value="7206.98972661688" calcext:value-type="float">
            <text:p>7206.98972661688</text:p>
          </table:table-cell>
          <table:table-cell table:formula="of:=[.C101]/[.B101]" office:value-type="float" office:value="1.10191775751283" calcext:value-type="float">
            <text:p>1.10191775751283</text:p>
          </table:table-cell>
          <table:table-cell table:formula="of:=[.C101]-[.B101]" office:value-type="float" office:value="666.583532524854" calcext:value-type="float">
            <text:p>666.583532524854</text:p>
          </table:table-cell>
        </table:table-row>
        <table:table-row table:style-name="ro1">
          <table:table-cell office:value-type="string" calcext:value-type="string">
            <text:p>normal/psychict</text:p>
          </table:table-cell>
          <table:table-cell office:value-type="float" office:value="6540.40619409203" calcext:value-type="float">
            <text:p>6540.40619409203</text:p>
          </table:table-cell>
          <table:table-cell office:value-type="float" office:value="7174.99945419625" calcext:value-type="float">
            <text:p>7174.99945419625</text:p>
          </table:table-cell>
          <table:table-cell table:formula="of:=[.C102]/[.B102]" office:value-type="float" office:value="1.09702658233635" calcext:value-type="float">
            <text:p>1.09702658233635</text:p>
          </table:table-cell>
          <table:table-cell table:formula="of:=[.C102]-[.B102]" office:value-type="float" office:value="634.593260104221" calcext:value-type="float">
            <text:p>634.593260104221</text:p>
          </table:table-cell>
        </table:table-row>
        <table:table-row table:style-name="ro1">
          <table:table-cell office:value-type="string" calcext:value-type="string">
            <text:p>flying/water</text:p>
          </table:table-cell>
          <table:table-cell office:value-type="float" office:value="6104.11088495881" calcext:value-type="float">
            <text:p>6104.11088495881</text:p>
          </table:table-cell>
          <table:table-cell office:value-type="float" office:value="6682.10909770449" calcext:value-type="float">
            <text:p>6682.10909770449</text:p>
          </table:table-cell>
          <table:table-cell table:formula="of:=[.C103]/[.B103]" office:value-type="float" office:value="1.09468999230829" calcext:value-type="float">
            <text:p>1.09468999230829</text:p>
          </table:table-cell>
          <table:table-cell table:formula="of:=[.C103]-[.B103]" office:value-type="float" office:value="577.998212745679" calcext:value-type="float">
            <text:p>577.998212745679</text:p>
          </table:table-cell>
        </table:table-row>
        <table:table-row table:style-name="ro1">
          <table:table-cell office:value-type="string" calcext:value-type="string">
            <text:p>ground/water</text:p>
          </table:table-cell>
          <table:table-cell office:value-type="float" office:value="6104.11088495881" calcext:value-type="float">
            <text:p>6104.11088495881</text:p>
          </table:table-cell>
          <table:table-cell office:value-type="float" office:value="6679.62113718152" calcext:value-type="float">
            <text:p>6679.62113718152</text:p>
          </table:table-cell>
          <table:table-cell table:formula="of:=[.C104]/[.B104]" office:value-type="float" office:value="1.09428240460717" calcext:value-type="float">
            <text:p>1.09428240460717</text:p>
          </table:table-cell>
          <table:table-cell table:formula="of:=[.C104]-[.B104]" office:value-type="float" office:value="575.510252222709" calcext:value-type="float">
            <text:p>575.510252222709</text:p>
          </table:table-cell>
        </table:table-row>
        <table:table-row table:style-name="ro1">
          <table:table-cell office:value-type="string" calcext:value-type="string">
            <text:p>fairy/grass</text:p>
          </table:table-cell>
          <table:table-cell office:value-type="float" office:value="6806.90305488779" calcext:value-type="float">
            <text:p>6806.90305488779</text:p>
          </table:table-cell>
          <table:table-cell office:value-type="float" office:value="7381.22548705966" calcext:value-type="float">
            <text:p>7381.22548705966</text:p>
          </table:table-cell>
          <table:table-cell table:formula="of:=[.C105]/[.B105]" office:value-type="float" office:value="1.08437352898092" calcext:value-type="float">
            <text:p>1.08437352898092</text:p>
          </table:table-cell>
          <table:table-cell table:formula="of:=[.C105]-[.B105]" office:value-type="float" office:value="574.322432171871" calcext:value-type="float">
            <text:p>574.322432171871</text:p>
          </table:table-cell>
        </table:table-row>
        <table:table-row table:style-name="ro1">
          <table:table-cell office:value-type="string" calcext:value-type="string">
            <text:p>dragon/normal</text:p>
          </table:table-cell>
          <table:table-cell office:value-type="float" office:value="5955.14560129679" calcext:value-type="float">
            <text:p>5955.14560129679</text:p>
          </table:table-cell>
          <table:table-cell office:value-type="float" office:value="6529.25494912839" calcext:value-type="float">
            <text:p>6529.25494912839</text:p>
          </table:table-cell>
          <table:table-cell table:formula="of:=[.C106]/[.B106]" office:value-type="float" office:value="1.09640559379549" calcext:value-type="float">
            <text:p>1.09640559379549</text:p>
          </table:table-cell>
          <table:table-cell table:formula="of:=[.C106]-[.B106]" office:value-type="float" office:value="574.109347831595" calcext:value-type="float">
            <text:p>574.109347831595</text:p>
          </table:table-cell>
        </table:table-row>
        <table:table-row table:style-name="ro1">
          <table:table-cell office:value-type="string" calcext:value-type="string">
            <text:p>grass/ground</text:p>
          </table:table-cell>
          <table:table-cell office:value-type="float" office:value="6755.86469110811" calcext:value-type="float">
            <text:p>6755.86469110811</text:p>
          </table:table-cell>
          <table:table-cell office:value-type="float" office:value="7303.64818269785" calcext:value-type="float">
            <text:p>7303.64818269785</text:p>
          </table:table-cell>
          <table:table-cell table:formula="of:=[.C107]/[.B107]" office:value-type="float" office:value="1.08108266175175" calcext:value-type="float">
            <text:p>1.08108266175175</text:p>
          </table:table-cell>
          <table:table-cell table:formula="of:=[.C107]-[.B107]" office:value-type="float" office:value="547.783491589743" calcext:value-type="float">
            <text:p>547.783491589743</text:p>
          </table:table-cell>
        </table:table-row>
        <table:table-row table:style-name="ro1">
          <table:table-cell office:value-type="string" calcext:value-type="string">
            <text:p>dark/grass</text:p>
          </table:table-cell>
          <table:table-cell office:value-type="float" office:value="6806.90305488779" calcext:value-type="float">
            <text:p>6806.90305488779</text:p>
          </table:table-cell>
          <table:table-cell office:value-type="float" office:value="7301.09711858334" calcext:value-type="float">
            <text:p>7301.09711858334</text:p>
          </table:table-cell>
          <table:table-cell table:formula="of:=[.C108]/[.B108]" office:value-type="float" office:value="1.07260189541567" calcext:value-type="float">
            <text:p>1.07260189541567</text:p>
          </table:table-cell>
          <table:table-cell table:formula="of:=[.C108]-[.B108]" office:value-type="float" office:value="494.194063695545" calcext:value-type="float">
            <text:p>494.194063695545</text:p>
          </table:table-cell>
        </table:table-row>
        <table:table-row table:style-name="ro1">
          <table:table-cell office:value-type="string" calcext:value-type="string">
            <text:p>fairy/normal</text:p>
          </table:table-cell>
          <table:table-cell office:value-type="float" office:value="5955.14560129679" calcext:value-type="float">
            <text:p>5955.14560129679</text:p>
          </table:table-cell>
          <table:table-cell office:value-type="float" office:value="6446.06377861717" calcext:value-type="float">
            <text:p>6446.06377861717</text:p>
          </table:table-cell>
          <table:table-cell table:formula="of:=[.C109]/[.B109]" office:value-type="float" office:value="1.08243596549738" calcext:value-type="float">
            <text:p>1.08243596549738</text:p>
          </table:table-cell>
          <table:table-cell table:formula="of:=[.C109]-[.B109]" office:value-type="float" office:value="490.918177320379" calcext:value-type="float">
            <text:p>490.918177320379</text:p>
          </table:table-cell>
        </table:table-row>
        <table:table-row table:style-name="ro1">
          <table:table-cell office:value-type="string" calcext:value-type="string">
            <text:p>bug/water</text:p>
          </table:table-cell>
          <table:table-cell office:value-type="float" office:value="6104.11088495881" calcext:value-type="float">
            <text:p>6104.11088495881</text:p>
          </table:table-cell>
          <table:table-cell office:value-type="float" office:value="6588.0297314557" calcext:value-type="float">
            <text:p>6588.0297314557</text:p>
          </table:table-cell>
          <table:table-cell table:formula="of:=[.C110]/[.B110]" office:value-type="float" office:value="1.07927753207913" calcext:value-type="float">
            <text:p>1.07927753207913</text:p>
          </table:table-cell>
          <table:table-cell table:formula="of:=[.C110]-[.B110]" office:value-type="float" office:value="483.918846496892" calcext:value-type="float">
            <text:p>483.918846496892</text:p>
          </table:table-cell>
        </table:table-row>
        <table:table-row table:style-name="ro1">
          <table:table-cell office:value-type="string" calcext:value-type="string">
            <text:p>fighting/grass</text:p>
          </table:table-cell>
          <table:table-cell office:value-type="float" office:value="6806.90305488779" calcext:value-type="float">
            <text:p>6806.90305488779</text:p>
          </table:table-cell>
          <table:table-cell office:value-type="float" office:value="7242.20224767466" calcext:value-type="float">
            <text:p>7242.20224767466</text:p>
          </table:table-cell>
          <table:table-cell table:formula="of:=[.C111]/[.B111]" office:value-type="float" office:value="1.06394966834063" calcext:value-type="float">
            <text:p>1.06394966834063</text:p>
          </table:table-cell>
          <table:table-cell table:formula="of:=[.C111]-[.B111]" office:value-type="float" office:value="435.299192786872" calcext:value-type="float">
            <text:p>435.299192786872</text:p>
          </table:table-cell>
        </table:table-row>
        <table:table-row table:style-name="ro1">
          <table:table-cell office:value-type="string" calcext:value-type="string">
            <text:p>ice/water</text:p>
          </table:table-cell>
          <table:table-cell office:value-type="float" office:value="6104.11088495881" calcext:value-type="float">
            <text:p>6104.11088495881</text:p>
          </table:table-cell>
          <table:table-cell office:value-type="float" office:value="6528.33212384848" calcext:value-type="float">
            <text:p>6528.33212384848</text:p>
          </table:table-cell>
          <table:table-cell table:formula="of:=[.C112]/[.B112]" office:value-type="float" office:value="1.06949762985712" calcext:value-type="float">
            <text:p>1.06949762985712</text:p>
          </table:table-cell>
          <table:table-cell table:formula="of:=[.C112]-[.B112]" office:value-type="float" office:value="424.22123888967" calcext:value-type="float">
            <text:p>424.22123888967</text:p>
          </table:table-cell>
        </table:table-row>
        <table:table-row table:style-name="ro1">
          <table:table-cell office:value-type="string" calcext:value-type="string">
            <text:p>ice/poison</text:p>
          </table:table-cell>
          <table:table-cell office:value-type="float" office:value="5410.7831467053" calcext:value-type="float">
            <text:p>5410.7831467053</text:p>
          </table:table-cell>
          <table:table-cell office:value-type="float" office:value="5789.65255900225" calcext:value-type="float">
            <text:p>5789.65255900225</text:p>
          </table:table-cell>
          <table:table-cell table:formula="of:=[.C113]/[.B113]" office:value-type="float" office:value="1.07002117845504" calcext:value-type="float">
            <text:p>1.07002117845504</text:p>
          </table:table-cell>
          <table:table-cell table:formula="of:=[.C113]-[.B113]" office:value-type="float" office:value="378.869412296959" calcext:value-type="float">
            <text:p>378.869412296959</text:p>
          </table:table-cell>
        </table:table-row>
        <table:table-row table:style-name="ro1">
          <table:table-cell office:value-type="string" calcext:value-type="string">
            <text:p>bug/fighting</text:p>
          </table:table-cell>
          <table:table-cell office:value-type="float" office:value="6305.64255046463" calcext:value-type="float">
            <text:p>6305.64255046463</text:p>
          </table:table-cell>
          <table:table-cell office:value-type="float" office:value="6650.52846020895" calcext:value-type="float">
            <text:p>6650.52846020895</text:p>
          </table:table-cell>
          <table:table-cell table:formula="of:=[.C114]/[.B114]" office:value-type="float" office:value="1.05469480817921" calcext:value-type="float">
            <text:p>1.05469480817921</text:p>
          </table:table-cell>
          <table:table-cell table:formula="of:=[.C114]-[.B114]" office:value-type="float" office:value="344.885909744321" calcext:value-type="float">
            <text:p>344.885909744321</text:p>
          </table:table-cell>
        </table:table-row>
        <table:table-row table:style-name="ro1">
          <table:table-cell office:value-type="string" calcext:value-type="string">
            <text:p>dark/flying</text:p>
          </table:table-cell>
          <table:table-cell office:value-type="float" office:value="6246.46229736828" calcext:value-type="float">
            <text:p>6246.46229736828</text:p>
          </table:table-cell>
          <table:table-cell office:value-type="float" office:value="6588.97912431824" calcext:value-type="float">
            <text:p>6588.97912431824</text:p>
          </table:table-cell>
          <table:table-cell table:formula="of:=[.C115]/[.B115]" office:value-type="float" office:value="1.05483372998093" calcext:value-type="float">
            <text:p>1.05483372998093</text:p>
          </table:table-cell>
          <table:table-cell table:formula="of:=[.C115]-[.B115]" office:value-type="float" office:value="342.516826949962" calcext:value-type="float">
            <text:p>342.516826949962</text:p>
          </table:table-cell>
        </table:table-row>
        <table:table-row table:style-name="ro1">
          <table:table-cell office:value-type="string" calcext:value-type="string">
            <text:p>flying/poison</text:p>
          </table:table-cell>
          <table:table-cell office:value-type="float" office:value="5410.7831467053" calcext:value-type="float">
            <text:p>5410.7831467053</text:p>
          </table:table-cell>
          <table:table-cell office:value-type="float" office:value="5753.09923213293" calcext:value-type="float">
            <text:p>5753.09923213293</text:p>
          </table:table-cell>
          <table:table-cell table:formula="of:=[.C116]/[.B116]" office:value-type="float" office:value="1.06326553405417" calcext:value-type="float">
            <text:p>1.06326553405417</text:p>
          </table:table-cell>
          <table:table-cell table:formula="of:=[.C116]-[.B116]" office:value-type="float" office:value="342.316085427632" calcext:value-type="float">
            <text:p>342.316085427632</text:p>
          </table:table-cell>
        </table:table-row>
        <table:table-row table:style-name="ro1">
          <table:table-cell office:value-type="string" calcext:value-type="string">
            <text:p>grass/normal</text:p>
          </table:table-cell>
          <table:table-cell office:value-type="float" office:value="5955.14560129679" calcext:value-type="float">
            <text:p>5955.14560129679</text:p>
          </table:table-cell>
          <table:table-cell office:value-type="float" office:value="6283.67641255646" calcext:value-type="float">
            <text:p>6283.67641255646</text:p>
          </table:table-cell>
          <table:table-cell table:formula="of:=[.C117]/[.B117]" office:value-type="float" office:value="1.05516755311375" calcext:value-type="float">
            <text:p>1.05516755311375</text:p>
          </table:table-cell>
          <table:table-cell table:formula="of:=[.C117]-[.B117]" office:value-type="float" office:value="328.530811259664" calcext:value-type="float">
            <text:p>328.530811259664</text:p>
          </table:table-cell>
        </table:table-row>
        <table:table-row table:style-name="ro1">
          <table:table-cell office:value-type="string" calcext:value-type="string">
            <text:p>flying/grass</text:p>
          </table:table-cell>
          <table:table-cell office:value-type="float" office:value="6806.90305488779" calcext:value-type="float">
            <text:p>6806.90305488779</text:p>
          </table:table-cell>
          <table:table-cell office:value-type="float" office:value="7113.76286182342" calcext:value-type="float">
            <text:p>7113.76286182342</text:p>
          </table:table-cell>
          <table:table-cell table:formula="of:=[.C118]/[.B118]" office:value-type="float" office:value="1.04508067831454" calcext:value-type="float">
            <text:p>1.04508067831454</text:p>
          </table:table-cell>
          <table:table-cell table:formula="of:=[.C118]-[.B118]" office:value-type="float" office:value="306.859806935634" calcext:value-type="float">
            <text:p>306.859806935634</text:p>
          </table:table-cell>
        </table:table-row>
        <table:table-row table:style-name="ro1">
          <table:table-cell office:value-type="string" calcext:value-type="string">
            <text:p>poison/water</text:p>
          </table:table-cell>
          <table:table-cell office:value-type="float" office:value="6104.11088495881" calcext:value-type="float">
            <text:p>6104.11088495881</text:p>
          </table:table-cell>
          <table:table-cell office:value-type="float" office:value="6393.20717347475" calcext:value-type="float">
            <text:p>6393.20717347475</text:p>
          </table:table-cell>
          <table:table-cell table:formula="of:=[.C119]/[.B119]" office:value-type="float" office:value="1.04736091692376" calcext:value-type="float">
            <text:p>1.04736091692376</text:p>
          </table:table-cell>
          <table:table-cell table:formula="of:=[.C119]-[.B119]" office:value-type="float" office:value="289.096288515941" calcext:value-type="float">
            <text:p>289.096288515941</text:p>
          </table:table-cell>
        </table:table-row>
        <table:table-row table:style-name="ro1">
          <table:table-cell office:value-type="string" calcext:value-type="string">
            <text:p>dark/ground</text:p>
          </table:table-cell>
          <table:table-cell office:value-type="float" office:value="6755.86469110811" calcext:value-type="float">
            <text:p>6755.86469110811</text:p>
          </table:table-cell>
          <table:table-cell office:value-type="float" office:value="7037.07293581648" calcext:value-type="float">
            <text:p>7037.07293581648</text:p>
          </table:table-cell>
          <table:table-cell table:formula="of:=[.C120]/[.B120]" office:value-type="float" office:value="1.04162431569692" calcext:value-type="float">
            <text:p>1.04162431569692</text:p>
          </table:table-cell>
          <table:table-cell table:formula="of:=[.C120]-[.B120]" office:value-type="float" office:value="281.208244708369" calcext:value-type="float">
            <text:p>281.208244708369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5633.78475554747" calcext:value-type="float">
            <text:p>5633.78475554747</text:p>
          </table:table-cell>
          <table:table-cell office:value-type="float" office:value="5910.46569836652" calcext:value-type="float">
            <text:p>5910.46569836652</text:p>
          </table:table-cell>
          <table:table-cell table:formula="of:=[.C121]/[.B121]" office:value-type="float" office:value="1.04911102479494" calcext:value-type="float">
            <text:p>1.04911102479494</text:p>
          </table:table-cell>
          <table:table-cell table:formula="of:=[.C121]-[.B121]" office:value-type="float" office:value="276.680942819056" calcext:value-type="float">
            <text:p>276.680942819056</text:p>
          </table:table-cell>
        </table:table-row>
        <table:table-row table:style-name="ro1">
          <table:table-cell office:value-type="string" calcext:value-type="string">
            <text:p>fire/rock</text:p>
          </table:table-cell>
          <table:table-cell office:value-type="float" office:value="7558.17464374235" calcext:value-type="float">
            <text:p>7558.17464374235</text:p>
          </table:table-cell>
          <table:table-cell office:value-type="float" office:value="7803.12505613074" calcext:value-type="float">
            <text:p>7803.12505613074</text:p>
          </table:table-cell>
          <table:table-cell table:formula="of:=[.C122]/[.B122]" office:value-type="float" office:value="1.03240867324906" calcext:value-type="float">
            <text:p>1.03240867324906</text:p>
          </table:table-cell>
          <table:table-cell table:formula="of:=[.C122]-[.B122]" office:value-type="float" office:value="244.950412388395" calcext:value-type="float">
            <text:p>244.950412388395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float" office:value="5633.78475554747" calcext:value-type="float">
            <text:p>5633.78475554747</text:p>
          </table:table-cell>
          <table:table-cell office:value-type="float" office:value="5860.51182351621" calcext:value-type="float">
            <text:p>5860.51182351621</text:p>
          </table:table-cell>
          <table:table-cell table:formula="of:=[.C123]/[.B123]" office:value-type="float" office:value="1.04024418358289" calcext:value-type="float">
            <text:p>1.04024418358289</text:p>
          </table:table-cell>
          <table:table-cell table:formula="of:=[.C123]-[.B123]" office:value-type="float" office:value="226.727067968744" calcext:value-type="float">
            <text:p>226.727067968744</text:p>
          </table:table-cell>
        </table:table-row>
        <table:table-row table:style-name="ro1">
          <table:table-cell office:value-type="string" calcext:value-type="string">
            <text:p>normal/water</text:p>
          </table:table-cell>
          <table:table-cell office:value-type="float" office:value="6104.11088495881" calcext:value-type="float">
            <text:p>6104.11088495881</text:p>
          </table:table-cell>
          <table:table-cell office:value-type="float" office:value="6324.05136479131" calcext:value-type="float">
            <text:p>6324.05136479131</text:p>
          </table:table-cell>
          <table:table-cell table:formula="of:=[.C124]/[.B124]" office:value-type="float" office:value="1.03603153415421" calcext:value-type="float">
            <text:p>1.03603153415421</text:p>
          </table:table-cell>
          <table:table-cell table:formula="of:=[.C124]-[.B124]" office:value-type="float" office:value="219.940479832505" calcext:value-type="float">
            <text:p>219.940479832505</text:p>
          </table:table-cell>
        </table:table-row>
        <table:table-row table:style-name="ro1">
          <table:table-cell office:value-type="string" calcext:value-type="string">
            <text:p>electric/ice</text:p>
          </table:table-cell>
          <table:table-cell office:value-type="float" office:value="7382.08703730805" calcext:value-type="float">
            <text:p>7382.08703730805</text:p>
          </table:table-cell>
          <table:table-cell office:value-type="float" office:value="7588.8985869318" calcext:value-type="float">
            <text:p>7588.8985869318</text:p>
          </table:table-cell>
          <table:table-cell table:formula="of:=[.C125]/[.B125]" office:value-type="float" office:value="1.02801532257457" calcext:value-type="float">
            <text:p>1.02801532257457</text:p>
          </table:table-cell>
          <table:table-cell table:formula="of:=[.C125]-[.B125]" office:value-type="float" office:value="206.81154962375" calcext:value-type="float">
            <text:p>206.81154962375</text:p>
          </table:table-cell>
        </table:table-row>
        <table:table-row table:style-name="ro1">
          <table:table-cell office:value-type="string" calcext:value-type="string">
            <text:p>flying/ground</text:p>
          </table:table-cell>
          <table:table-cell office:value-type="float" office:value="6755.86469110811" calcext:value-type="float">
            <text:p>6755.86469110811</text:p>
          </table:table-cell>
          <table:table-cell office:value-type="float" office:value="6961.02680061918" calcext:value-type="float">
            <text:p>6961.02680061918</text:p>
          </table:table-cell>
          <table:table-cell table:formula="of:=[.C126]/[.B126]" office:value-type="float" office:value="1.03036800156479" calcext:value-type="float">
            <text:p>1.03036800156479</text:p>
          </table:table-cell>
          <table:table-cell table:formula="of:=[.C126]-[.B126]" office:value-type="float" office:value="205.162109511075" calcext:value-type="float">
            <text:p>205.162109511075</text:p>
          </table:table-cell>
        </table:table-row>
        <table:table-row table:style-name="ro1">
          <table:table-cell office:value-type="string" calcext:value-type="string">
            <text:p>ground</text:p>
          </table:table-cell>
          <table:table-cell office:value-type="float" office:value="5377.05835605406" calcext:value-type="float">
            <text:p>5377.05835605406</text:p>
          </table:table-cell>
          <table:table-cell office:value-type="float" office:value="5562.15594414331" calcext:value-type="float">
            <text:p>5562.15594414331</text:p>
          </table:table-cell>
          <table:table-cell table:formula="of:=[.C127]/[.B127]" office:value-type="float" office:value="1.03442357806678" calcext:value-type="float">
            <text:p>1.03442357806678</text:p>
          </table:table-cell>
          <table:table-cell table:formula="of:=[.C127]-[.B127]" office:value-type="float" office:value="185.097588089243" calcext:value-type="float">
            <text:p>185.097588089243</text:p>
          </table:table-cell>
        </table:table-row>
        <table:table-row table:style-name="ro1">
          <table:table-cell office:value-type="string" calcext:value-type="string">
            <text:p>ghost/ice</text:p>
          </table:table-cell>
          <table:table-cell office:value-type="float" office:value="7382.08703730805" calcext:value-type="float">
            <text:p>7382.08703730805</text:p>
          </table:table-cell>
          <table:table-cell office:value-type="float" office:value="7551.03690366292" calcext:value-type="float">
            <text:p>7551.03690366292</text:p>
          </table:table-cell>
          <table:table-cell table:formula="of:=[.C128]/[.B128]" office:value-type="float" office:value="1.02288646361131" calcext:value-type="float">
            <text:p>1.02288646361131</text:p>
          </table:table-cell>
          <table:table-cell table:formula="of:=[.C128]-[.B128]" office:value-type="float" office:value="168.949866354869" calcext:value-type="float">
            <text:p>168.949866354869</text:p>
          </table:table-cell>
        </table:table-row>
        <table:table-row table:style-name="ro1">
          <table:table-cell office:value-type="string" calcext:value-type="string">
            <text:p>ghost/rock</text:p>
          </table:table-cell>
          <table:table-cell office:value-type="float" office:value="7558.17464374235" calcext:value-type="float">
            <text:p>7558.17464374235</text:p>
          </table:table-cell>
          <table:table-cell office:value-type="float" office:value="7724.5392596911" calcext:value-type="float">
            <text:p>7724.5392596911</text:p>
          </table:table-cell>
          <table:table-cell table:formula="of:=[.C129]/[.B129]" office:value-type="float" office:value="1.02201121617195" calcext:value-type="float">
            <text:p>1.02201121617195</text:p>
          </table:table-cell>
          <table:table-cell table:formula="of:=[.C129]-[.B129]" office:value-type="float" office:value="166.364615948753" calcext:value-type="float">
            <text:p>166.364615948753</text:p>
          </table:table-cell>
        </table:table-row>
        <table:table-row table:style-name="ro1">
          <table:table-cell office:value-type="string" calcext:value-type="string">
            <text:p>psychict/rock</text:p>
          </table:table-cell>
          <table:table-cell office:value-type="float" office:value="7558.17464374235" calcext:value-type="float">
            <text:p>7558.17464374235</text:p>
          </table:table-cell>
          <table:table-cell office:value-type="float" office:value="7719.95246215985" calcext:value-type="float">
            <text:p>7719.95246215985</text:p>
          </table:table-cell>
          <table:table-cell table:formula="of:=[.C130]/[.B130]" office:value-type="float" office:value="1.0214043503945" calcext:value-type="float">
            <text:p>1.0214043503945</text:p>
          </table:table-cell>
          <table:table-cell table:formula="of:=[.C130]-[.B130]" office:value-type="float" office:value="161.777818417504" calcext:value-type="float">
            <text:p>161.777818417504</text:p>
          </table:table-cell>
        </table:table-row>
        <table:table-row table:style-name="ro1">
          <table:table-cell office:value-type="string" calcext:value-type="string">
            <text:p>fighting/ground</text:p>
          </table:table-cell>
          <table:table-cell office:value-type="float" office:value="6755.86469110811" calcext:value-type="float">
            <text:p>6755.86469110811</text:p>
          </table:table-cell>
          <table:table-cell office:value-type="float" office:value="6912.10382144989" calcext:value-type="float">
            <text:p>6912.10382144989</text:p>
          </table:table-cell>
          <table:table-cell table:formula="of:=[.C131]/[.B131]" office:value-type="float" office:value="1.02312644457599" calcext:value-type="float">
            <text:p>1.02312644457599</text:p>
          </table:table-cell>
          <table:table-cell table:formula="of:=[.C131]-[.B131]" office:value-type="float" office:value="156.239130341784" calcext:value-type="float">
            <text:p>156.239130341784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5633.78475554747" calcext:value-type="float">
            <text:p>5633.78475554747</text:p>
          </table:table-cell>
          <table:table-cell office:value-type="float" office:value="5697.64943287603" calcext:value-type="float">
            <text:p>5697.64943287603</text:p>
          </table:table-cell>
          <table:table-cell table:formula="of:=[.C132]/[.B132]" office:value-type="float" office:value="1.01133601656785" calcext:value-type="float">
            <text:p>1.01133601656785</text:p>
          </table:table-cell>
          <table:table-cell table:formula="of:=[.C132]-[.B132]" office:value-type="float" office:value="63.86467732856" calcext:value-type="float">
            <text:p>63.86467732856</text:p>
          </table:table-cell>
        </table:table-row>
        <table:table-row table:style-name="ro1">
          <table:table-cell office:value-type="string" calcext:value-type="string">
            <text:p>dark</text:p>
          </table:table-cell>
          <table:table-cell office:value-type="float" office:value="5633.78475554747" calcext:value-type="float">
            <text:p>5633.78475554747</text:p>
          </table:table-cell>
          <table:table-cell office:value-type="float" office:value="5690.33240979293" calcext:value-type="float">
            <text:p>5690.33240979293</text:p>
          </table:table-cell>
          <table:table-cell table:formula="of:=[.C133]/[.B133]" office:value-type="float" office:value="1.01003724080686" calcext:value-type="float">
            <text:p>1.01003724080686</text:p>
          </table:table-cell>
          <table:table-cell table:formula="of:=[.C133]-[.B133]" office:value-type="float" office:value="56.5476542454644" calcext:value-type="float">
            <text:p>56.5476542454644</text:p>
          </table:table-cell>
        </table:table-row>
        <table:table-row table:style-name="ro1">
          <table:table-cell office:value-type="string" calcext:value-type="string">
            <text:p>fire/ice</text:p>
          </table:table-cell>
          <table:table-cell office:value-type="float" office:value="7382.08703730805" calcext:value-type="float">
            <text:p>7382.08703730805</text:p>
          </table:table-cell>
          <table:table-cell office:value-type="float" office:value="7413.91723684397" calcext:value-type="float">
            <text:p>7413.91723684397</text:p>
          </table:table-cell>
          <table:table-cell table:formula="of:=[.C134]/[.B134]" office:value-type="float" office:value="1.00431181580155" calcext:value-type="float">
            <text:p>1.00431181580155</text:p>
          </table:table-cell>
          <table:table-cell table:formula="of:=[.C134]-[.B134]" office:value-type="float" office:value="31.830199535917" calcext:value-type="float">
            <text:p>31.830199535917</text:p>
          </table:table-cell>
        </table:table-row>
        <table:table-row table:style-name="ro1">
          <table:table-cell office:value-type="string" calcext:value-type="string">
            <text:p>bug/flying</text:p>
          </table:table-cell>
          <table:table-cell office:value-type="float" office:value="6246.46229736828" calcext:value-type="float">
            <text:p>6246.46229736828</text:p>
          </table:table-cell>
          <table:table-cell office:value-type="float" office:value="6250.32252382174" calcext:value-type="float">
            <text:p>6250.32252382174</text:p>
          </table:table-cell>
          <table:table-cell table:formula="of:=[.C135]/[.B135]" office:value-type="float" office:value="1.00061798603268" calcext:value-type="float">
            <text:p>1.00061798603268</text:p>
          </table:table-cell>
          <table:table-cell table:formula="of:=[.C135]-[.B135]" office:value-type="float" office:value="3.8602264534602" calcext:value-type="float">
            <text:p>3.8602264534602</text:p>
          </table:table-cell>
        </table:table-row>
        <table:table-row table:style-name="ro1">
          <table:table-cell office:value-type="string" calcext:value-type="string">
            <text:p>bug/grass</text:p>
          </table:table-cell>
          <table:table-cell office:value-type="float" office:value="6806.90305488779" calcext:value-type="float">
            <text:p>6806.90305488779</text:p>
          </table:table-cell>
          <table:table-cell office:value-type="float" office:value="6798.54050801291" calcext:value-type="float">
            <text:p>6798.54050801291</text:p>
          </table:table-cell>
          <table:table-cell table:formula="of:=[.C136]/[.B136]" office:value-type="float" office:value="0.998771460852688" calcext:value-type="float">
            <text:p>0.998771460852688</text:p>
          </table:table-cell>
          <table:table-cell table:formula="of:=[.C136]-[.B136]" office:value-type="float" office:value="-8.36254687488508" calcext:value-type="float">
            <text:p>-8.36254687488508</text:p>
          </table:table-cell>
        </table:table-row>
        <table:table-row table:style-name="ro1">
          <table:table-cell office:value-type="string" calcext:value-type="string">
            <text:p>ground/normal</text:p>
          </table:table-cell>
          <table:table-cell office:value-type="float" office:value="5955.14560129679" calcext:value-type="float">
            <text:p>5955.14560129679</text:p>
          </table:table-cell>
          <table:table-cell office:value-type="float" office:value="5941.11603688903" calcext:value-type="float">
            <text:p>5941.11603688903</text:p>
          </table:table-cell>
          <table:table-cell table:formula="of:=[.C137]/[.B137]" office:value-type="float" office:value="0.997644127390486" calcext:value-type="float">
            <text:p>0.997644127390486</text:p>
          </table:table-cell>
          <table:table-cell table:formula="of:=[.C137]-[.B137]" office:value-type="float" office:value="-14.0295644077623" calcext:value-type="float">
            <text:p>-14.0295644077623</text:p>
          </table:table-cell>
        </table:table-row>
        <table:table-row table:style-name="ro1">
          <table:table-cell office:value-type="string" calcext:value-type="string">
            <text:p>bug/ground</text:p>
          </table:table-cell>
          <table:table-cell office:value-type="float" office:value="6755.86469110811" calcext:value-type="float">
            <text:p>6755.86469110811</text:p>
          </table:table-cell>
          <table:table-cell office:value-type="float" office:value="6706.78853329482" calcext:value-type="float">
            <text:p>6706.78853329482</text:p>
          </table:table-cell>
          <table:table-cell table:formula="of:=[.C138]/[.B138]" office:value-type="float" office:value="0.992735769578411" calcext:value-type="float">
            <text:p>0.992735769578411</text:p>
          </table:table-cell>
          <table:table-cell table:formula="of:=[.C138]-[.B138]" office:value-type="float" office:value="-49.076157813287" calcext:value-type="float">
            <text:p>-49.076157813287</text:p>
          </table:table-cell>
        </table:table-row>
        <table:table-row table:style-name="ro1">
          <table:table-cell office:value-type="string" calcext:value-type="string">
            <text:p>flying</text:p>
          </table:table-cell>
          <table:table-cell office:value-type="float" office:value="5529.05646958895" calcext:value-type="float">
            <text:p>5529.05646958895</text:p>
          </table:table-cell>
          <table:table-cell office:value-type="float" office:value="5469.37740500907" calcext:value-type="float">
            <text:p>5469.37740500907</text:p>
          </table:table-cell>
          <table:table-cell table:formula="of:=[.C139]/[.B139]" office:value-type="float" office:value="0.989206284126753" calcext:value-type="float">
            <text:p>0.989206284126753</text:p>
          </table:table-cell>
          <table:table-cell table:formula="of:=[.C139]-[.B139]" office:value-type="float" office:value="-59.6790645798819" calcext:value-type="float">
            <text:p>-59.6790645798819</text:p>
          </table:table-cell>
        </table:table-row>
        <table:table-row table:style-name="ro1">
          <table:table-cell office:value-type="string" calcext:value-type="string">
            <text:p>normal/poison</text:p>
          </table:table-cell>
          <table:table-cell office:value-type="float" office:value="5410.7831467053" calcext:value-type="float">
            <text:p>5410.7831467053</text:p>
          </table:table-cell>
          <table:table-cell office:value-type="float" office:value="5340.82716818465" calcext:value-type="float">
            <text:p>5340.82716818465</text:p>
          </table:table-cell>
          <table:table-cell table:formula="of:=[.C140]/[.B140]" office:value-type="float" office:value="0.987071006798111" calcext:value-type="float">
            <text:p>0.987071006798111</text:p>
          </table:table-cell>
          <table:table-cell table:formula="of:=[.C140]-[.B140]" office:value-type="float" office:value="-69.9559785206475" calcext:value-type="float">
            <text:p>-69.9559785206475</text:p>
          </table:table-cell>
        </table:table-row>
        <table:table-row table:style-name="ro1">
          <table:table-cell office:value-type="string" calcext:value-type="string">
            <text:p>fighting/normal</text:p>
          </table:table-cell>
          <table:table-cell office:value-type="float" office:value="5955.14560129679" calcext:value-type="float">
            <text:p>5955.14560129679</text:p>
          </table:table-cell>
          <table:table-cell office:value-type="float" office:value="5860.07028147742" calcext:value-type="float">
            <text:p>5860.07028147742</text:p>
          </table:table-cell>
          <table:table-cell table:formula="of:=[.C141]/[.B141]" office:value-type="float" office:value="0.984034761501268" calcext:value-type="float">
            <text:p>0.984034761501268</text:p>
          </table:table-cell>
          <table:table-cell table:formula="of:=[.C141]-[.B141]" office:value-type="float" office:value="-95.075319819377" calcext:value-type="float">
            <text:p>-95.075319819377</text:p>
          </table:table-cell>
        </table:table-row>
        <table:table-row table:style-name="ro1">
          <table:table-cell office:value-type="string" calcext:value-type="string">
            <text:p>electric/rock</text:p>
          </table:table-cell>
          <table:table-cell office:value-type="float" office:value="7558.17464374235" calcext:value-type="float">
            <text:p>7558.17464374235</text:p>
          </table:table-cell>
          <table:table-cell office:value-type="float" office:value="7450.78220691439" calcext:value-type="float">
            <text:p>7450.78220691439</text:p>
          </table:table-cell>
          <table:table-cell table:formula="of:=[.C142]/[.B142]" office:value-type="float" office:value="0.985791220514219" calcext:value-type="float">
            <text:p>0.985791220514219</text:p>
          </table:table-cell>
          <table:table-cell table:formula="of:=[.C142]-[.B142]" office:value-type="float" office:value="-107.392436827959" calcext:value-type="float">
            <text:p>-107.392436827959</text:p>
          </table:table-cell>
        </table:table-row>
        <table:table-row table:style-name="ro1">
          <table:table-cell office:value-type="string" calcext:value-type="string">
            <text:p>fighting</text:p>
          </table:table-cell>
          <table:table-cell office:value-type="float" office:value="5633.78475554747" calcext:value-type="float">
            <text:p>5633.78475554747</text:p>
          </table:table-cell>
          <table:table-cell office:value-type="float" office:value="5456.1381135731" calcext:value-type="float">
            <text:p>5456.1381135731</text:p>
          </table:table-cell>
          <table:table-cell table:formula="of:=[.C143]/[.B143]" office:value-type="float" office:value="0.968467619960198" calcext:value-type="float">
            <text:p>0.968467619960198</text:p>
          </table:table-cell>
          <table:table-cell table:formula="of:=[.C143]-[.B143]" office:value-type="float" office:value="-177.646641974368" calcext:value-type="float">
            <text:p>-177.646641974368</text:p>
          </table:table-cell>
        </table:table-row>
        <table:table-row table:style-name="ro1">
          <table:table-cell office:value-type="string" calcext:value-type="string">
            <text:p>bug/poison</text:p>
          </table:table-cell>
          <table:table-cell office:value-type="float" office:value="5410.7831467053" calcext:value-type="float">
            <text:p>5410.7831467053</text:p>
          </table:table-cell>
          <table:table-cell office:value-type="float" office:value="5189.79900850886" calcext:value-type="float">
            <text:p>5189.79900850886</text:p>
          </table:table-cell>
          <table:table-cell table:formula="of:=[.C144]/[.B144]" office:value-type="float" office:value="0.959158566846095" calcext:value-type="float">
            <text:p>0.959158566846095</text:p>
          </table:table-cell>
          <table:table-cell table:formula="of:=[.C144]-[.B144]" office:value-type="float" office:value="-220.98413819644" calcext:value-type="float">
            <text:p>-220.98413819644</text:p>
          </table:table-cell>
        </table:table-row>
        <table:table-row table:style-name="ro1">
          <table:table-cell office:value-type="string" calcext:value-type="string">
            <text:p>dark/normal</text:p>
          </table:table-cell>
          <table:table-cell office:value-type="float" office:value="5955.14560129679" calcext:value-type="float">
            <text:p>5955.14560129679</text:p>
          </table:table-cell>
          <table:table-cell office:value-type="float" office:value="5731.02237430833" calcext:value-type="float">
            <text:p>5731.02237430833</text:p>
          </table:table-cell>
          <table:table-cell table:formula="of:=[.C145]/[.B145]" office:value-type="float" office:value="0.962364777959474" calcext:value-type="float">
            <text:p>0.962364777959474</text:p>
          </table:table-cell>
          <table:table-cell table:formula="of:=[.C145]-[.B145]" office:value-type="float" office:value="-224.123226988469" calcext:value-type="float">
            <text:p>-224.123226988469</text:p>
          </table:table-cell>
        </table:table-row>
        <table:table-row table:style-name="ro1">
          <table:table-cell office:value-type="string" calcext:value-type="string">
            <text:p>dragon/ice</text:p>
          </table:table-cell>
          <table:table-cell office:value-type="float" office:value="7382.08703730805" calcext:value-type="float">
            <text:p>7382.08703730805</text:p>
          </table:table-cell>
          <table:table-cell office:value-type="float" office:value="7150.40712039866" calcext:value-type="float">
            <text:p>7150.40712039866</text:p>
          </table:table-cell>
          <table:table-cell table:formula="of:=[.C146]/[.B146]" office:value-type="float" office:value="0.968615932630093" calcext:value-type="float">
            <text:p>0.968615932630093</text:p>
          </table:table-cell>
          <table:table-cell table:formula="of:=[.C146]-[.B146]" office:value-type="float" office:value="-231.67991690939" calcext:value-type="float">
            <text:p>-231.67991690939</text:p>
          </table:table-cell>
        </table:table-row>
        <table:table-row table:style-name="ro1">
          <table:table-cell office:value-type="string" calcext:value-type="string">
            <text:p>dragon/rock</text:p>
          </table:table-cell>
          <table:table-cell office:value-type="float" office:value="7558.17464374235" calcext:value-type="float">
            <text:p>7558.17464374235</text:p>
          </table:table-cell>
          <table:table-cell office:value-type="float" office:value="7312.50899830202" calcext:value-type="float">
            <text:p>7312.50899830202</text:p>
          </table:table-cell>
          <table:table-cell table:formula="of:=[.C147]/[.B147]" office:value-type="float" office:value="0.967496696355948" calcext:value-type="float">
            <text:p>0.967496696355948</text:p>
          </table:table-cell>
          <table:table-cell table:formula="of:=[.C147]-[.B147]" office:value-type="float" office:value="-245.66564544033" calcext:value-type="float">
            <text:p>-245.66564544033</text:p>
          </table:table-cell>
        </table:table-row>
        <table:table-row table:style-name="ro1">
          <table:table-cell office:value-type="string" calcext:value-type="string">
            <text:p>grass/rock</text:p>
          </table:table-cell>
          <table:table-cell office:value-type="float" office:value="7558.17464374235" calcext:value-type="float">
            <text:p>7558.17464374235</text:p>
          </table:table-cell>
          <table:table-cell office:value-type="float" office:value="7301.17519134637" calcext:value-type="float">
            <text:p>7301.17519134637</text:p>
          </table:table-cell>
          <table:table-cell table:formula="of:=[.C148]/[.B148]" office:value-type="float" office:value="0.96599715347822" calcext:value-type="float">
            <text:p>0.96599715347822</text:p>
          </table:table-cell>
          <table:table-cell table:formula="of:=[.C148]-[.B148]" office:value-type="float" office:value="-256.999452395981" calcext:value-type="float">
            <text:p>-256.999452395981</text:p>
          </table:table-cell>
        </table:table-row>
        <table:table-row table:style-name="ro1">
          <table:table-cell office:value-type="string" calcext:value-type="string">
            <text:p>fairy/rock</text:p>
          </table:table-cell>
          <table:table-cell office:value-type="float" office:value="7558.17464374235" calcext:value-type="float">
            <text:p>7558.17464374235</text:p>
          </table:table-cell>
          <table:table-cell office:value-type="float" office:value="7277.46448311085" calcext:value-type="float">
            <text:p>7277.46448311085</text:p>
          </table:table-cell>
          <table:table-cell table:formula="of:=[.C149]/[.B149]" office:value-type="float" office:value="0.962860058960941" calcext:value-type="float">
            <text:p>0.962860058960941</text:p>
          </table:table-cell>
          <table:table-cell table:formula="of:=[.C149]-[.B149]" office:value-type="float" office:value="-280.710160631499" calcext:value-type="float">
            <text:p>-280.710160631499</text:p>
          </table:table-cell>
        </table:table-row>
        <table:table-row table:style-name="ro1">
          <table:table-cell office:value-type="string" calcext:value-type="string">
            <text:p>ice/normal</text:p>
          </table:table-cell>
          <table:table-cell office:value-type="float" office:value="5955.14560129679" calcext:value-type="float">
            <text:p>5955.14560129679</text:p>
          </table:table-cell>
          <table:table-cell office:value-type="float" office:value="5633.4548303834" calcext:value-type="float">
            <text:p>5633.4548303834</text:p>
          </table:table-cell>
          <table:table-cell table:formula="of:=[.C150]/[.B150]" office:value-type="float" office:value="0.945981040187608" calcext:value-type="float">
            <text:p>0.945981040187608</text:p>
          </table:table-cell>
          <table:table-cell table:formula="of:=[.C150]-[.B150]" office:value-type="float" office:value="-321.690770913394" calcext:value-type="float">
            <text:p>-321.690770913394</text:p>
          </table:table-cell>
        </table:table-row>
        <table:table-row table:style-name="ro1">
          <table:table-cell office:value-type="string" calcext:value-type="string">
            <text:p>fairy/ice</text:p>
          </table:table-cell>
          <table:table-cell office:value-type="float" office:value="7382.08703730805" calcext:value-type="float">
            <text:p>7382.08703730805</text:p>
          </table:table-cell>
          <table:table-cell office:value-type="float" office:value="7044.49384684382" calcext:value-type="float">
            <text:p>7044.49384684382</text:p>
          </table:table-cell>
          <table:table-cell table:formula="of:=[.C151]/[.B151]" office:value-type="float" office:value="0.954268597923855" calcext:value-type="float">
            <text:p>0.954268597923855</text:p>
          </table:table-cell>
          <table:table-cell table:formula="of:=[.C151]-[.B151]" office:value-type="float" office:value="-337.593190464234" calcext:value-type="float">
            <text:p>-337.593190464234</text:p>
          </table:table-cell>
        </table:table-row>
        <table:table-row table:style-name="ro1">
          <table:table-cell office:value-type="string" calcext:value-type="string">
            <text:p>ice</text:p>
          </table:table-cell>
          <table:table-cell office:value-type="float" office:value="5633.78475554747" calcext:value-type="float">
            <text:p>5633.78475554747</text:p>
          </table:table-cell>
          <table:table-cell office:value-type="float" office:value="5270.48869190011" calcext:value-type="float">
            <text:p>5270.48869190011</text:p>
          </table:table-cell>
          <table:table-cell table:formula="of:=[.C152]/[.B152]" office:value-type="float" office:value="0.935514741969928" calcext:value-type="float">
            <text:p>0.935514741969928</text:p>
          </table:table-cell>
          <table:table-cell table:formula="of:=[.C152]-[.B152]" office:value-type="float" office:value="-363.296063647363" calcext:value-type="float">
            <text:p>-363.296063647363</text:p>
          </table:table-cell>
        </table:table-row>
        <table:table-row table:style-name="ro1">
          <table:table-cell office:value-type="string" calcext:value-type="string">
            <text:p>grass/ice</text:p>
          </table:table-cell>
          <table:table-cell office:value-type="float" office:value="7382.08703730805" calcext:value-type="float">
            <text:p>7382.08703730805</text:p>
          </table:table-cell>
          <table:table-cell office:value-type="float" office:value="6998.80935980366" calcext:value-type="float">
            <text:p>6998.80935980366</text:p>
          </table:table-cell>
          <table:table-cell table:formula="of:=[.C153]/[.B153]" office:value-type="float" office:value="0.948080038129141" calcext:value-type="float">
            <text:p>0.948080038129141</text:p>
          </table:table-cell>
          <table:table-cell table:formula="of:=[.C153]-[.B153]" office:value-type="float" office:value="-383.277677504395" calcext:value-type="float">
            <text:p>-383.277677504395</text:p>
          </table:table-cell>
        </table:table-row>
        <table:table-row table:style-name="ro1">
          <table:table-cell office:value-type="string" calcext:value-type="string">
            <text:p>fighting/rock</text:p>
          </table:table-cell>
          <table:table-cell office:value-type="float" office:value="7558.17464374235" calcext:value-type="float">
            <text:p>7558.17464374235</text:p>
          </table:table-cell>
          <table:table-cell office:value-type="float" office:value="7133.04733057024" calcext:value-type="float">
            <text:p>7133.04733057024</text:p>
          </table:table-cell>
          <table:table-cell table:formula="of:=[.C154]/[.B154]" office:value-type="float" office:value="0.94375264753586" calcext:value-type="float">
            <text:p>0.94375264753586</text:p>
          </table:table-cell>
          <table:table-cell table:formula="of:=[.C154]-[.B154]" office:value-type="float" office:value="-425.127313172105" calcext:value-type="float">
            <text:p>-425.127313172105</text:p>
          </table:table-cell>
        </table:table-row>
        <table:table-row table:style-name="ro1">
          <table:table-cell office:value-type="string" calcext:value-type="string">
            <text:p>ground/rock</text:p>
          </table:table-cell>
          <table:table-cell office:value-type="float" office:value="7558.17464374235" calcext:value-type="float">
            <text:p>7558.17464374235</text:p>
          </table:table-cell>
          <table:table-cell office:value-type="float" office:value="7126.29813821566" calcext:value-type="float">
            <text:p>7126.29813821566</text:p>
          </table:table-cell>
          <table:table-cell table:formula="of:=[.C155]/[.B155]" office:value-type="float" office:value="0.942859681618464" calcext:value-type="float">
            <text:p>0.942859681618464</text:p>
          </table:table-cell>
          <table:table-cell table:formula="of:=[.C155]-[.B155]" office:value-type="float" office:value="-431.876505526691" calcext:value-type="float">
            <text:p>-431.876505526691</text:p>
          </table:table-cell>
        </table:table-row>
        <table:table-row table:style-name="ro1">
          <table:table-cell office:value-type="string" calcext:value-type="string">
            <text:p>bug/dark</text:p>
          </table:table-cell>
          <table:table-cell office:value-type="float" office:value="6519.75305112008" calcext:value-type="float">
            <text:p>6519.75305112008</text:p>
          </table:table-cell>
          <table:table-cell office:value-type="float" office:value="6081.53484262249" calcext:value-type="float">
            <text:p>6081.53484262249</text:p>
          </table:table-cell>
          <table:table-cell table:formula="of:=[.C156]/[.B156]" office:value-type="float" office:value="0.932786072561091" calcext:value-type="float">
            <text:p>0.932786072561091</text:p>
          </table:table-cell>
          <table:table-cell table:formula="of:=[.C156]-[.B156]" office:value-type="float" office:value="-438.218208497593" calcext:value-type="float">
            <text:p>-438.218208497593</text:p>
          </table:table-cell>
        </table:table-row>
        <table:table-row table:style-name="ro1">
          <table:table-cell office:value-type="string" calcext:value-type="string">
            <text:p>fighting/ice</text:p>
          </table:table-cell>
          <table:table-cell office:value-type="float" office:value="7382.08703730805" calcext:value-type="float">
            <text:p>7382.08703730805</text:p>
          </table:table-cell>
          <table:table-cell office:value-type="float" office:value="6938.00473828501" calcext:value-type="float">
            <text:p>6938.00473828501</text:p>
          </table:table-cell>
          <table:table-cell table:formula="of:=[.C157]/[.B157]" office:value-type="float" office:value="0.939843258853668" calcext:value-type="float">
            <text:p>0.939843258853668</text:p>
          </table:table-cell>
          <table:table-cell table:formula="of:=[.C157]-[.B157]" office:value-type="float" office:value="-444.082299023036" calcext:value-type="float">
            <text:p>-444.082299023036</text:p>
          </table:table-cell>
        </table:table-row>
        <table:table-row table:style-name="ro1">
          <table:table-cell office:value-type="string" calcext:value-type="string">
            <text:p>flying/normal</text:p>
          </table:table-cell>
          <table:table-cell office:value-type="float" office:value="5955.14560129679" calcext:value-type="float">
            <text:p>5955.14560129679</text:p>
          </table:table-cell>
          <table:table-cell office:value-type="float" office:value="5485.28462369226" calcext:value-type="float">
            <text:p>5485.28462369226</text:p>
          </table:table-cell>
          <table:table-cell table:formula="of:=[.C158]/[.B158]" office:value-type="float" office:value="0.921100001735941" calcext:value-type="float">
            <text:p>0.921100001735941</text:p>
          </table:table-cell>
          <table:table-cell table:formula="of:=[.C158]-[.B158]" office:value-type="float" office:value="-469.860977604533" calcext:value-type="float">
            <text:p>-469.860977604533</text:p>
          </table:table-cell>
        </table:table-row>
        <table:table-row table:style-name="ro1">
          <table:table-cell office:value-type="string" calcext:value-type="string">
            <text:p>ground/ice</text:p>
          </table:table-cell>
          <table:table-cell office:value-type="float" office:value="7382.08703730805" calcext:value-type="float">
            <text:p>7382.08703730805</text:p>
          </table:table-cell>
          <table:table-cell office:value-type="float" office:value="6858.82050334579" calcext:value-type="float">
            <text:p>6858.82050334579</text:p>
          </table:table-cell>
          <table:table-cell table:formula="of:=[.C159]/[.B159]" office:value-type="float" office:value="0.929116721149759" calcext:value-type="float">
            <text:p>0.929116721149759</text:p>
          </table:table-cell>
          <table:table-cell table:formula="of:=[.C159]-[.B159]" office:value-type="float" office:value="-523.26653396226" calcext:value-type="float">
            <text:p>-523.26653396226</text:p>
          </table:table-cell>
        </table:table-row>
        <table:table-row table:style-name="ro1">
          <table:table-cell office:value-type="string" calcext:value-type="string">
            <text:p>bug/normal</text:p>
          </table:table-cell>
          <table:table-cell office:value-type="float" office:value="5955.14560129679" calcext:value-type="float">
            <text:p>5955.14560129679</text:p>
          </table:table-cell>
          <table:table-cell office:value-type="float" office:value="5355.48946922309" calcext:value-type="float">
            <text:p>5355.48946922309</text:p>
          </table:table-cell>
          <table:table-cell table:formula="of:=[.C160]/[.B160]" office:value-type="float" office:value="0.899304538927961" calcext:value-type="float">
            <text:p>0.899304538927961</text:p>
          </table:table-cell>
          <table:table-cell table:formula="of:=[.C160]-[.B160]" office:value-type="float" office:value="-599.656132073705" calcext:value-type="float">
            <text:p>-599.656132073705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5474.72472161253" calcext:value-type="float">
            <text:p>5474.72472161253</text:p>
          </table:table-cell>
          <table:table-cell office:value-type="float" office:value="4818.63595379145" calcext:value-type="float">
            <text:p>4818.63595379145</text:p>
          </table:table-cell>
          <table:table-cell table:formula="of:=[.C161]/[.B161]" office:value-type="float" office:value="0.880160409667532" calcext:value-type="float">
            <text:p>0.880160409667532</text:p>
          </table:table-cell>
          <table:table-cell table:formula="of:=[.C161]-[.B161]" office:value-type="float" office:value="-656.088767821078" calcext:value-type="float">
            <text:p>-656.088767821078</text:p>
          </table:table-cell>
        </table:table-row>
        <table:table-row table:style-name="ro1">
          <table:table-cell office:value-type="string" calcext:value-type="string">
            <text:p>dark/ice</text:p>
          </table:table-cell>
          <table:table-cell office:value-type="float" office:value="7382.08703730805" calcext:value-type="float">
            <text:p>7382.08703730805</text:p>
          </table:table-cell>
          <table:table-cell office:value-type="float" office:value="6656.60002045781" calcext:value-type="float">
            <text:p>6656.60002045781</text:p>
          </table:table-cell>
          <table:table-cell table:formula="of:=[.C162]/[.B162]" office:value-type="float" office:value="0.901723318462147" calcext:value-type="float">
            <text:p>0.901723318462147</text:p>
          </table:table-cell>
          <table:table-cell table:formula="of:=[.C162]-[.B162]" office:value-type="float" office:value="-725.487016850238" calcext:value-type="float">
            <text:p>-725.487016850238</text:p>
          </table:table-cell>
        </table:table-row>
        <table:table-row table:style-name="ro1">
          <table:table-cell office:value-type="string" calcext:value-type="string">
            <text:p>dark/rock</text:p>
          </table:table-cell>
          <table:table-cell office:value-type="float" office:value="7558.17464374235" calcext:value-type="float">
            <text:p>7558.17464374235</text:p>
          </table:table-cell>
          <table:table-cell office:value-type="float" office:value="6831.20362314736" calcext:value-type="float">
            <text:p>6831.20362314736</text:p>
          </table:table-cell>
          <table:table-cell table:formula="of:=[.C163]/[.B163]" office:value-type="float" office:value="0.903816588679005" calcext:value-type="float">
            <text:p>0.903816588679005</text:p>
          </table:table-cell>
          <table:table-cell table:formula="of:=[.C163]-[.B163]" office:value-type="float" office:value="-726.971020594987" calcext:value-type="float">
            <text:p>-726.971020594987</text:p>
          </table:table-cell>
        </table:table-row>
        <table:table-row table:style-name="ro1">
          <table:table-cell office:value-type="string" calcext:value-type="string">
            <text:p>ice/rock</text:p>
          </table:table-cell>
          <table:table-cell office:value-type="float" office:value="7558.17464374235" calcext:value-type="float">
            <text:p>7558.17464374235</text:p>
          </table:table-cell>
          <table:table-cell office:value-type="float" office:value="6730.84722996786" calcext:value-type="float">
            <text:p>6730.84722996786</text:p>
          </table:table-cell>
          <table:table-cell table:formula="of:=[.C164]/[.B164]" office:value-type="float" office:value="0.890538727567051" calcext:value-type="float">
            <text:p>0.890538727567051</text:p>
          </table:table-cell>
          <table:table-cell table:formula="of:=[.C164]-[.B164]" office:value-type="float" office:value="-827.327413774489" calcext:value-type="float">
            <text:p>-827.327413774489</text:p>
          </table:table-cell>
        </table:table-row>
        <table:table-row table:style-name="ro1">
          <table:table-cell office:value-type="string" calcext:value-type="string">
            <text:p>bug/rock</text:p>
          </table:table-cell>
          <table:table-cell office:value-type="float" office:value="7558.17464374235" calcext:value-type="float">
            <text:p>7558.17464374235</text:p>
          </table:table-cell>
          <table:table-cell office:value-type="float" office:value="6666.69429478187" calcext:value-type="float">
            <text:p>6666.69429478187</text:p>
          </table:table-cell>
          <table:table-cell table:formula="of:=[.C165]/[.B165]" office:value-type="float" office:value="0.882050840185525" calcext:value-type="float">
            <text:p>0.882050840185525</text:p>
          </table:table-cell>
          <table:table-cell table:formula="of:=[.C165]-[.B165]" office:value-type="float" office:value="-891.480348960481" calcext:value-type="float">
            <text:p>-891.480348960481</text:p>
          </table:table-cell>
        </table:table-row>
        <table:table-row table:style-name="ro1">
          <table:table-cell office:value-type="string" calcext:value-type="string">
            <text:p>flying/rock</text:p>
          </table:table-cell>
          <table:table-cell office:value-type="float" office:value="7558.17464374235" calcext:value-type="float">
            <text:p>7558.17464374235</text:p>
          </table:table-cell>
          <table:table-cell office:value-type="float" office:value="6664.15548009576" calcext:value-type="float">
            <text:p>6664.15548009576</text:p>
          </table:table-cell>
          <table:table-cell table:formula="of:=[.C166]/[.B166]" office:value-type="float" office:value="0.881714937033536" calcext:value-type="float">
            <text:p>0.881714937033536</text:p>
          </table:table-cell>
          <table:table-cell table:formula="of:=[.C166]-[.B166]" office:value-type="float" office:value="-894.019163646592" calcext:value-type="float">
            <text:p>-894.019163646592</text:p>
          </table:table-cell>
        </table:table-row>
        <table:table-row table:style-name="ro1">
          <table:table-cell office:value-type="string" calcext:value-type="string">
            <text:p>bug</text:p>
          </table:table-cell>
          <table:table-cell office:value-type="float" office:value="5633.78475554747" calcext:value-type="float">
            <text:p>5633.78475554747</text:p>
          </table:table-cell>
          <table:table-cell office:value-type="float" office:value="4693.46702912057" calcext:value-type="float">
            <text:p>4693.46702912057</text:p>
          </table:table-cell>
          <table:table-cell table:formula="of:=[.C167]/[.B167]" office:value-type="float" office:value="0.833093068473909" calcext:value-type="float">
            <text:p>0.833093068473909</text:p>
          </table:table-cell>
          <table:table-cell table:formula="of:=[.C167]-[.B167]" office:value-type="float" office:value="-940.317726426898" calcext:value-type="float">
            <text:p>-940.317726426898</text:p>
          </table:table-cell>
        </table:table-row>
        <table:table-row table:style-name="ro1">
          <table:table-cell office:value-type="string" calcext:value-type="string">
            <text:p>poison/rock</text:p>
          </table:table-cell>
          <table:table-cell office:value-type="float" office:value="7558.17464374235" calcext:value-type="float">
            <text:p>7558.17464374235</text:p>
          </table:table-cell>
          <table:table-cell office:value-type="float" office:value="6473.73619296957" calcext:value-type="float">
            <text:p>6473.73619296957</text:p>
          </table:table-cell>
          <table:table-cell table:formula="of:=[.C168]/[.B168]" office:value-type="float" office:value="0.856521117612621" calcext:value-type="float">
            <text:p>0.856521117612621</text:p>
          </table:table-cell>
          <table:table-cell table:formula="of:=[.C168]-[.B168]" office:value-type="float" office:value="-1084.43845077278" calcext:value-type="float">
            <text:p>-1084.43845077278</text:p>
          </table:table-cell>
        </table:table-row>
        <table:table-row table:style-name="ro1">
          <table:table-cell office:value-type="string" calcext:value-type="string">
            <text:p>flying/ice</text:p>
          </table:table-cell>
          <table:table-cell office:value-type="float" office:value="7382.08703730805" calcext:value-type="float">
            <text:p>7382.08703730805</text:p>
          </table:table-cell>
          <table:table-cell office:value-type="float" office:value="6282.37768755789" calcext:value-type="float">
            <text:p>6282.37768755789</text:p>
          </table:table-cell>
          <table:table-cell table:formula="of:=[.C169]/[.B169]" office:value-type="float" office:value="0.851030021159005" calcext:value-type="float">
            <text:p>0.851030021159005</text:p>
          </table:table-cell>
          <table:table-cell table:formula="of:=[.C169]-[.B169]" office:value-type="float" office:value="-1099.70934975016" calcext:value-type="float">
            <text:p>-1099.70934975016</text:p>
          </table:table-cell>
        </table:table-row>
        <table:table-row table:style-name="ro1">
          <table:table-cell office:value-type="string" calcext:value-type="string">
            <text:p>normal/rock</text:p>
          </table:table-cell>
          <table:table-cell office:value-type="float" office:value="7558.17464374235" calcext:value-type="float">
            <text:p>7558.17464374235</text:p>
          </table:table-cell>
          <table:table-cell office:value-type="float" office:value="6390.81118517951" calcext:value-type="float">
            <text:p>6390.81118517951</text:p>
          </table:table-cell>
          <table:table-cell table:formula="of:=[.C170]/[.B170]" office:value-type="float" office:value="0.84554955216213" calcext:value-type="float">
            <text:p>0.84554955216213</text:p>
          </table:table-cell>
          <table:table-cell table:formula="of:=[.C170]-[.B170]" office:value-type="float" office:value="-1167.36345856284" calcext:value-type="float">
            <text:p>-1167.36345856284</text:p>
          </table:table-cell>
        </table:table-row>
        <table:table-row table:style-name="ro1">
          <table:table-cell office:value-type="string" calcext:value-type="string">
            <text:p>poison</text:p>
          </table:table-cell>
          <table:table-cell office:value-type="float" office:value="5633.78475554747" calcext:value-type="float">
            <text:p>5633.78475554747</text:p>
          </table:table-cell>
          <table:table-cell office:value-type="float" office:value="4310.48859439218" calcext:value-type="float">
            <text:p>4310.48859439218</text:p>
          </table:table-cell>
          <table:table-cell table:formula="of:=[.C171]/[.B171]" office:value-type="float" office:value="0.765114178376754" calcext:value-type="float">
            <text:p>0.765114178376754</text:p>
          </table:table-cell>
          <table:table-cell table:formula="of:=[.C171]-[.B171]" office:value-type="float" office:value="-1323.29616115528" calcext:value-type="float">
            <text:p>-1323.29616115528</text:p>
          </table:table-cell>
        </table:table-row>
        <table:table-row table:style-name="ro1">
          <table:table-cell office:value-type="string" calcext:value-type="string">
            <text:p>bug/ice</text:p>
          </table:table-cell>
          <table:table-cell office:value-type="float" office:value="7382.08703730805" calcext:value-type="float">
            <text:p>7382.08703730805</text:p>
          </table:table-cell>
          <table:table-cell office:value-type="float" office:value="6039.97419094716" calcext:value-type="float">
            <text:p>6039.97419094716</text:p>
          </table:table-cell>
          <table:table-cell table:formula="of:=[.C172]/[.B172]" office:value-type="float" office:value="0.818193305012792" calcext:value-type="float">
            <text:p>0.818193305012792</text:p>
          </table:table-cell>
          <table:table-cell table:formula="of:=[.C172]-[.B172]" office:value-type="float" office:value="-1342.11284636089" calcext:value-type="float">
            <text:p>-1342.11284636089</text:p>
          </table:table-cell>
        </table:table-row>
      </table:table>
      <table:named-expressions/>
      <table:database-ranges>
        <table:database-range table:name="__Anonymous_Sheet_DB__0" table:target-range-address="Sheet1.A1:Sheet1.E172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30T20:57:17.886000000</meta:creation-date>
    <dc:date>2022-11-30T21:00:04.913000000</dc:date>
    <meta:editing-duration>PT2M47S</meta:editing-duration>
    <meta:editing-cycles>1</meta:editing-cycles>
    <meta:document-statistic meta:table-count="1" meta:cell-count="860" meta:object-count="0"/>
    <meta:generator>LibreOffice/7.4.0.3$Windows_X86_64 LibreOffice_project/f85e47c08ddd19c015c0114a68350214f7066f5a</meta:generator>
  </office:meta>
</office:document-meta>
</file>